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center" fo:break-before="auto" fo:text-indent="0cm" fo:line-height="115%" fo:margin-top="0.635cm" fo:margin-bottom="0.141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T2_3" style:family="text">
      <style:text-properties fo:font-style="italic" style:font-style-asian="italic" style:font-style-complex="italic"/>
    </style:style>
    <style:style style:name="T2_4" style:family="text">
      <style:text-properties fo:font-style="italic" style:font-style-asian="italic" style:font-style-complex="italic"/>
    </style:style>
    <style:style style:name="T2_5" style:family="text">
      <style:text-properties fo:font-style="italic" style:font-style-asian="italic" style:font-style-complex="italic"/>
    </style:style>
    <style:style style:name="T2_6" style:family="text">
      <style:text-properties fo:font-style="italic" style:font-style-asian="italic" style:font-style-complex="italic"/>
    </style:style>
    <style:style style:name="T2_7" style:family="text">
      <style:text-properties fo:font-style="italic" style:font-style-asian="italic" style:font-style-complex="italic"/>
    </style:style>
    <style:style style:name="T2_8" style:family="text">
      <style:text-properties fo:font-style="italic" style:font-style-asian="italic" style:font-style-complex="italic"/>
    </style:style>
    <style:style style:name="T2_9" style:family="text">
      <style:text-properties fo:font-style="italic" style:font-style-asian="italic" style:font-style-complex="italic"/>
    </style:style>
    <style:style style:name="T2_10" style:family="text">
      <style:text-properties fo:font-style="italic" style:font-style-asian="italic" style:font-style-complex="italic"/>
    </style:style>
    <style:style style:name="T2_11" style:family="text">
      <style:text-properties fo:font-style="italic" style:font-style-asian="italic" style:font-style-complex="italic"/>
    </style:style>
    <style:style style:name="T2_12" style:family="text">
      <style:text-properties fo:font-style="italic" style:font-style-asian="italic" style:font-style-complex="italic"/>
    </style:style>
    <style:style style:name="T2_13" style:family="text">
      <style:text-properties fo:font-style="italic" style:font-style-asian="italic" style:font-style-complex="italic"/>
    </style:style>
    <style:style style:name="T2_14" style:family="text">
      <style:text-properties fo:font-style="italic" style:font-style-asian="italic" style:font-style-complex="italic"/>
    </style:style>
    <style:style style:name="T2_15" style:family="text">
      <style:text-properties fo:font-style="italic" style:font-style-asian="italic" style:font-style-complex="italic"/>
    </style:style>
    <style:style style:name="T2_16" style:family="text">
      <style:text-properties fo:font-style="italic" style:font-style-asian="italic" style:font-style-complex="italic"/>
    </style:style>
    <style:style style:name="T2_17" style:family="text">
      <style:text-properties fo:font-style="italic" style:font-style-asian="italic" style:font-style-complex="italic"/>
    </style:style>
    <style:style style:name="T2_18" style:family="text">
      <style:text-properties fo:font-style="italic" style:font-style-asian="italic" style:font-style-complex="italic"/>
    </style:style>
    <style:style style:name="T2_19" style:family="text">
      <style:text-properties fo:font-style="italic" style:font-style-asian="italic" style:font-style-complex="italic"/>
    </style:style>
    <style:style style:name="T2_20" style:family="text">
      <style:text-properties fo:font-style="italic" style:font-style-asian="italic" style:font-style-complex="italic"/>
    </style:style>
    <style:style style:name="T2_21" style:family="text">
      <style:text-properties fo:font-style="italic" style:font-style-asian="italic" style:font-style-complex="italic"/>
    </style:style>
    <style:style style:name="T2_22" style:family="text">
      <style:text-properties fo:font-style="italic" style:font-style-asian="italic" style:font-style-complex="italic"/>
    </style:style>
    <style:style style:name="T2_23" style:family="text">
      <style:text-properties fo:font-style="italic" style:font-style-asian="italic" style:font-style-complex="italic"/>
    </style:style>
    <style:style style:name="T2_24" style:family="text">
      <style:text-properties fo:font-style="italic" style:font-style-asian="italic" style:font-style-complex="italic"/>
    </style:style>
    <style:style style:name="T2_25" style:family="text">
      <style:text-properties fo:font-style="italic" style:font-style-asian="italic" style:font-style-complex="italic"/>
    </style:style>
    <style:style style:name="T2_26" style:family="text">
      <style:text-properties fo:font-style="italic" style:font-style-asian="italic" style:font-style-complex="italic"/>
    </style:style>
    <style:style style:name="T2_27" style:family="text">
      <style:text-properties fo:font-style="italic" style:font-style-asian="italic" style:font-style-complex="italic"/>
    </style:style>
    <style:style style:name="T2_28" style:family="text">
      <style:text-properties fo:font-style="italic" style:font-style-asian="italic" style:font-style-complex="italic"/>
    </style:style>
    <style:style style:name="T2_29" style:family="text">
      <style:text-properties fo:font-style="italic" style:font-style-asian="italic" style:font-style-complex="italic"/>
    </style:style>
    <style:style style:name="T2_30" style:family="text">
      <style:text-properties fo:font-style="italic" style:font-style-asian="italic" style:font-style-complex="italic"/>
    </style:style>
    <style:style style:name="T2_31" style:family="text">
      <style:text-properties fo:font-style="italic" style:font-style-asian="italic" style:font-style-complex="italic"/>
    </style:style>
    <style:style style:name="T2_32" style:family="text">
      <style:text-properties fo:font-style="italic" style:font-style-asian="italic" style:font-style-complex="italic"/>
    </style:style>
    <style:style style:name="T2_33" style:family="text">
      <style:text-properties fo:font-style="italic" style:font-style-asian="italic" style:font-style-complex="italic"/>
    </style:style>
    <style:style style:name="T2_34" style:family="text">
      <style:text-properties fo:font-style="italic" style:font-style-asian="italic" style:font-style-complex="italic"/>
    </style:style>
    <style:style style:name="T2_35" style:family="text">
      <style:text-properties fo:font-style="italic" style:font-style-asian="italic" style:font-style-complex="italic"/>
    </style:style>
    <style:style style:name="T2_36" style:family="text">
      <style:text-properties fo:font-style="italic" style:font-style-asian="italic" style:font-style-complex="italic"/>
    </style:style>
    <style:style style:name="T2_37" style:family="text">
      <style:text-properties fo:font-style="italic" style:font-style-asian="italic" style:font-style-complex="italic"/>
    </style:style>
    <style:style style:name="T2_38" style:family="text">
      <style:text-properties fo:font-style="italic" style:font-style-asian="italic" style:font-style-complex="italic"/>
    </style:style>
    <style:style style:name="T2_39" style:family="text">
      <style:text-properties fo:font-style="italic" style:font-style-asian="italic" style:font-style-complex="italic"/>
    </style:style>
    <style:style style:name="T2_40" style:family="text">
      <style:text-properties fo:font-style="italic" style:font-style-asian="italic" style:font-style-complex="italic"/>
    </style:style>
    <style:style style:name="T2_41" style:family="text">
      <style:text-properties fo:font-style="italic" style:font-style-asian="italic" style:font-style-complex="italic"/>
    </style:style>
    <style:style style:name="T2_42" style:family="text">
      <style:text-properties fo:font-style="italic" style:font-style-asian="italic" style:font-style-complex="italic"/>
    </style:style>
    <style:style style:name="T2_43" style:family="text">
      <style:text-properties fo:font-style="italic" style:font-style-asian="italic" style:font-style-complex="italic"/>
    </style:style>
    <style:style style:name="T2_44" style:family="text">
      <style:text-properties fo:font-style="italic" style:font-style-asian="italic" style:font-style-complex="italic"/>
    </style:style>
    <style:style style:name="T2_45" style:family="text">
      <style:text-properties fo:font-style="italic" style:font-style-asian="italic" style:font-style-complex="italic"/>
    </style:style>
    <style:style style:name="T2_46" style:family="text">
      <style:text-properties fo:font-style="italic" style:font-style-asian="italic" style:font-style-complex="italic"/>
    </style:style>
    <style:style style:name="T2_47" style:family="text">
      <style:text-properties fo:font-style="italic" style:font-style-asian="italic" style:font-style-complex="italic"/>
    </style:style>
    <style:style style:name="T2_48" style:family="text">
      <style:text-properties fo:font-style="italic" style:font-style-asian="italic" style:font-style-complex="italic"/>
    </style:style>
    <style:style style:name="T2_49" style:family="text">
      <style:text-properties fo:font-style="italic" style:font-style-asian="italic" style:font-style-complex="italic"/>
    </style:style>
    <style:style style:name="T2_50" style:family="text">
      <style:text-properties fo:font-style="italic" style:font-style-asian="italic" style:font-style-complex="italic"/>
    </style:style>
    <style:style style:name="T2_51" style:family="text">
      <style:text-properties fo:font-style="italic" style:font-style-asian="italic" style:font-style-complex="italic"/>
    </style:style>
    <style:style style:name="T2_52" style:family="text">
      <style:text-properties fo:font-style="italic" style:font-style-asian="italic" style:font-style-complex="italic"/>
    </style:style>
    <style:style style:name="T2_53" style:family="text">
      <style:text-properties fo:font-style="italic" style:font-style-asian="italic" style:font-style-complex="italic"/>
    </style:style>
    <style:style style:name="T2_54" style:family="text">
      <style:text-properties fo:font-style="italic" style:font-style-asian="italic" style:font-style-complex="italic"/>
    </style:style>
    <style:style style:name="T2_55" style:family="text">
      <style:text-properties fo:font-style="italic" style:font-style-asian="italic" style:font-style-complex="italic"/>
    </style:style>
    <style:style style:name="T2_56" style:family="text">
      <style:text-properties fo:font-style="italic" style:font-style-asian="italic" style:font-style-complex="italic"/>
    </style:style>
    <style:style style:name="T2_57" style:family="text">
      <style:text-properties fo:font-style="italic" style:font-style-asian="italic" style:font-style-complex="italic"/>
    </style:style>
    <style:style style:name="T2_58" style:family="text">
      <style:text-properties fo:font-style="italic" style:font-style-asian="italic" style:font-style-complex="italic"/>
    </style:style>
    <style:style style:name="T2_59" style:family="text">
      <style:text-properties fo:font-style="italic" style:font-style-asian="italic" style:font-style-complex="italic"/>
    </style:style>
    <style:style style:name="T2_60" style:family="text">
      <style:text-properties fo:font-style="italic" style:font-style-asian="italic" style:font-style-complex="italic"/>
    </style:style>
    <style:style style:name="T2_61" style:family="text">
      <style:text-properties fo:font-style="italic" style:font-style-asian="italic" style:font-style-complex="italic"/>
    </style:style>
    <style:style style:name="T2_62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left" fo:break-before="auto" fo:text-indent="1.27cm" fo:line-height="115%" fo:margin-top="0cm" fo:margin-right="0cm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T3_9" style:family="text">
      <style:text-properties fo:font-style="italic" style:font-style-asian="italic" style:font-style-complex="italic"/>
    </style:style>
    <style:style style:name="T3_10" style:family="text">
      <style:text-properties fo:font-style="italic" style:font-style-asian="italic" style:font-style-complex="italic"/>
    </style:style>
    <style:style style:name="T3_11" style:family="text">
      <style:text-properties fo:font-style="italic" style:font-style-asian="italic" style:font-style-complex="italic"/>
    </style:style>
    <style:style style:name="T3_12" style:family="text">
      <style:text-properties fo:font-style="italic" style:font-style-asian="italic" style:font-style-complex="italic"/>
    </style:style>
    <style:style style:name="T3_13" style:family="text">
      <style:text-properties fo:font-style="italic" style:font-style-asian="italic" style:font-style-complex="italic"/>
    </style:style>
    <style:style style:name="T3_14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P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P1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fo:font-style="italic" style:font-style-asian="italic" style:font-style-complex="italic"/>
    </style:style>
    <style:style style:name="T13_2" style:family="text">
      <style:text-properties fo:font-style="italic" style:font-style-asian="italic" style:font-style-complex="italic"/>
    </style:style>
    <style:style style:name="T13_3" style:family="text">
      <style:text-properties fo:font-style="italic" style:font-style-asian="italic" style:font-style-complex="italic"/>
    </style:style>
    <style:style style:name="T13_4" style:family="text">
      <style:text-properties fo:font-style="italic" style:font-style-asian="italic" style:font-style-complex="italic"/>
    </style:style>
    <style:style style:name="T13_5" style:family="text">
      <style:text-properties fo:font-style="italic" style:font-style-asian="italic" style:font-style-complex="italic"/>
    </style:style>
    <style:style style:name="T13_6" style:family="text">
      <style:text-properties fo:font-style="italic" style:font-style-asian="italic" style:font-style-complex="italic"/>
    </style:style>
    <style:style style:name="T13_7" style:family="text">
      <style:text-properties fo:font-style="italic" style:font-style-asian="italic" style:font-style-complex="italic"/>
    </style:style>
    <style:style style:name="T13_8" style:family="text">
      <style:text-properties fo:font-style="italic" style:font-style-asian="italic" style:font-style-complex="italic"/>
    </style:style>
    <style:style style:name="T13_9" style:family="text">
      <style:text-properties fo:font-style="italic" style:font-style-asian="italic" style:font-style-complex="italic"/>
    </style:style>
    <style:style style:name="T13_10" style:family="text">
      <style:text-properties fo:font-style="italic" style:font-style-asian="italic" style:font-style-complex="italic"/>
    </style:style>
    <style:style style:name="T13_11" style:family="text">
      <style:text-properties fo:font-style="italic" style:font-style-asian="italic" style:font-style-complex="italic"/>
    </style:style>
    <style:style style:name="T13_12" style:family="text">
      <style:text-properties fo:font-style="italic" style:font-style-asian="italic" style:font-style-complex="italic"/>
    </style:style>
    <style:style style:name="T13_13" style:family="text">
      <style:text-properties fo:font-style="italic" style:font-style-asian="italic" style:font-style-complex="italic"/>
    </style:style>
    <style:style style:name="T13_14" style:family="text">
      <style:text-properties fo:font-style="italic" style:font-style-asian="italic" style:font-style-complex="italic"/>
    </style:style>
    <style:style style:name="T13_15" style:family="text">
      <style:text-properties fo:font-style="italic" style:font-style-asian="italic" style:font-style-complex="italic"/>
    </style:style>
    <style:style style:name="T13_16" style:family="text">
      <style:text-properties fo:font-style="italic" style:font-style-asian="italic" style:font-style-complex="italic"/>
    </style:style>
    <style:style style:name="T13_17" style:family="text">
      <style:text-properties fo:font-style="italic" style:font-style-asian="italic" style:font-style-complex="italic"/>
    </style:style>
    <style:style style:name="T13_18" style:family="text">
      <style:text-properties fo:font-style="italic" style:font-style-asian="italic" style:font-style-complex="italic"/>
    </style:style>
    <style:style style:name="T13_19" style:family="text">
      <style:text-properties fo:font-style="italic" style:font-style-asian="italic" style:font-style-complex="italic"/>
    </style:style>
    <style:style style:name="T13_20" style:family="text">
      <style:text-properties fo:font-style="italic" style:font-style-asian="italic" style:font-style-complex="italic"/>
    </style:style>
    <style:style style:name="T13_21" style:family="text">
      <style:text-properties fo:font-style="italic" style:font-style-asian="italic" style:font-style-complex="italic"/>
    </style:style>
    <style:style style:name="T13_22" style:family="text">
      <style:text-properties fo:font-style="italic" style:font-style-asian="italic" style:font-style-complex="italic"/>
    </style:style>
    <style:style style:name="T13_23" style:family="text">
      <style:text-properties fo:font-style="italic" style:font-style-asian="italic" style:font-style-complex="italic"/>
    </style:style>
    <style:style style:name="T13_24" style:family="text">
      <style:text-properties fo:font-style="italic" style:font-style-asian="italic" style:font-style-complex="italic"/>
    </style:style>
    <style:style style:name="T13_25" style:family="text">
      <style:text-properties fo:font-style="italic" style:font-style-asian="italic" style:font-style-complex="italic"/>
    </style:style>
    <style:style style:name="T13_26" style:family="text">
      <style:text-properties fo:font-style="italic" style:font-style-asian="italic" style:font-style-complex="italic"/>
    </style:style>
    <style:style style:name="T13_27" style:family="text">
      <style:text-properties fo:font-style="italic" style:font-style-asian="italic" style:font-style-complex="italic"/>
    </style:style>
    <style:style style:name="T13_28" style:family="text">
      <style:text-properties fo:font-style="italic" style:font-style-asian="italic" style:font-style-complex="italic"/>
    </style:style>
    <style:style style:name="T13_29" style:family="text">
      <style:text-properties fo:font-style="italic" style:font-style-asian="italic" style:font-style-complex="italic"/>
    </style:style>
    <style:style style:name="T13_30" style:family="text">
      <style:text-properties fo:font-style="italic" style:font-style-asian="italic" style:font-style-complex="italic"/>
    </style:style>
    <style:style style:name="T13_31" style:family="text">
      <style:text-properties fo:font-style="italic" style:font-style-asian="italic" style:font-style-complex="italic"/>
    </style:style>
    <style:style style:name="T13_32" style:family="text">
      <style:text-properties fo:font-style="italic" style:font-style-asian="italic" style:font-style-complex="italic"/>
    </style:style>
    <style:style style:name="T13_33" style:family="text">
      <style:text-properties fo:font-style="italic" style:font-style-asian="italic" style:font-style-complex="italic"/>
    </style:style>
    <style:style style:name="T13_34" style:family="text">
      <style:text-properties fo:font-style="italic" style:font-style-asian="italic" style:font-style-complex="italic"/>
    </style:style>
    <style:style style:name="T13_35" style:family="text">
      <style:text-properties fo:font-style="italic" style:font-style-asian="italic" style:font-style-complex="italic"/>
    </style:style>
    <style:style style:name="T13_36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style="italic" style:font-style-asian="italic" style:font-style-complex="italic"/>
    </style:style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T34_4" style:family="text">
      <style:text-properties fo:font-style="italic" style:font-style-asian="italic" style:font-style-complex="italic"/>
    </style:style>
    <style:style style:name="T34_5" style:family="text">
      <style:text-properties fo:font-style="italic" style:font-style-asian="italic" style:font-style-complex="italic"/>
    </style:style>
    <style:style style:name="T34_6" style:family="text">
      <style:text-properties fo:font-style="italic" style:font-style-asian="italic" style:font-style-complex="italic"/>
    </style:style>
    <style:style style:name="T34_7" style:family="text">
      <style:text-properties fo:font-style="italic" style:font-style-asian="italic" style:font-style-complex="italic"/>
    </style:style>
    <style:style style:name="T34_8" style:family="text">
      <style:text-properties fo:font-style="italic" style:font-style-asian="italic" style:font-style-complex="italic"/>
    </style:style>
    <style:style style:name="T34_9" style:family="text">
      <style:text-properties fo:font-style="italic" style:font-style-asian="italic" style:font-style-complex="italic"/>
    </style:style>
    <style:style style:name="T34_10" style:family="text">
      <style:text-properties fo:font-style="italic" style:font-style-asian="italic" style:font-style-complex="italic"/>
    </style:style>
    <style:style style:name="T34_11" style:family="text">
      <style:text-properties fo:font-style="italic" style:font-style-asian="italic" style:font-style-complex="italic"/>
    </style:style>
    <style:style style:name="T34_12" style:family="text">
      <style:text-properties fo:font-style="italic" style:font-style-asian="italic" style:font-style-complex="italic"/>
    </style:style>
    <style:style style:name="T34_13" style:family="text">
      <style:text-properties fo:font-style="italic" style:font-style-asian="italic" style:font-style-complex="italic"/>
    </style:style>
    <style:style style:name="T34_14" style:family="text">
      <style:text-properties fo:font-style="italic" style:font-style-asian="italic" style:font-style-complex="italic"/>
    </style:style>
    <style:style style:name="T34_15" style:family="text">
      <style:text-properties fo:font-style="italic" style:font-style-asian="italic" style:font-style-complex="italic"/>
    </style:style>
    <style:style style:name="T34_16" style:family="text">
      <style:text-properties fo:font-style="italic" style:font-style-asian="italic" style:font-style-complex="italic"/>
    </style:style>
    <style:style style:name="T34_17" style:family="text">
      <style:text-properties fo:font-style="italic" style:font-style-asian="italic" style:font-style-complex="italic"/>
    </style:style>
    <style:style style:name="T34_18" style:family="text">
      <style:text-properties fo:font-style="italic" style:font-style-asian="italic" style:font-style-complex="italic"/>
    </style:style>
    <style:style style:name="T34_19" style:family="text">
      <style:text-properties fo:font-style="italic" style:font-style-asian="italic" style:font-style-complex="italic"/>
    </style:style>
    <style:style style:name="T34_20" style:family="text">
      <style:text-properties fo:font-style="italic" style:font-style-asian="italic" style:font-style-complex="italic"/>
    </style:style>
    <style:style style:name="T34_21" style:family="text">
      <style:text-properties fo:font-style="italic" style:font-style-asian="italic" style:font-style-complex="italic"/>
    </style:style>
    <style:style style:name="T34_22" style:family="text">
      <style:text-properties fo:font-style="italic" style:font-style-asian="italic" style:font-style-complex="italic"/>
    </style:style>
    <style:style style:name="T34_23" style:family="text">
      <style:text-properties fo:font-style="italic" style:font-style-asian="italic" style:font-style-complex="italic"/>
    </style:style>
    <style:style style:name="T34_24" style:family="text">
      <style:text-properties fo:font-style="italic" style:font-style-asian="italic" style:font-style-complex="italic"/>
    </style:style>
    <style:style style:name="T34_25" style:family="text">
      <style:text-properties fo:font-style="italic" style:font-style-asian="italic" style:font-style-complex="italic"/>
    </style:style>
    <style:style style:name="T34_26" style:family="text">
      <style:text-properties fo:font-style="italic" style:font-style-asian="italic" style:font-style-complex="italic"/>
    </style:style>
    <style:style style:name="T34_27" style:family="text">
      <style:text-properties fo:font-style="italic" style:font-style-asian="italic" style:font-style-complex="italic"/>
    </style:style>
    <style:style style:name="T34_28" style:family="text">
      <style:text-properties fo:font-style="italic" style:font-style-asian="italic" style:font-style-complex="italic"/>
    </style:style>
    <style:style style:name="T34_29" style:family="text">
      <style:text-properties fo:font-style="italic" style:font-style-asian="italic" style:font-style-complex="italic"/>
    </style:style>
    <style:style style:name="T34_30" style:family="text">
      <style:text-properties fo:font-style="italic" style:font-style-asian="italic" style:font-style-complex="italic"/>
    </style:style>
    <style:style style:name="T34_31" style:family="text">
      <style:text-properties fo:font-style="italic" style:font-style-asian="italic" style:font-style-complex="italic"/>
    </style:style>
    <style:style style:name="T34_32" style:family="text">
      <style:text-properties fo:font-style="italic" style:font-style-asian="italic" style:font-style-complex="italic"/>
    </style:style>
    <style:style style:name="T34_33" style:family="text">
      <style:text-properties fo:font-style="italic" style:font-style-asian="italic" style:font-style-complex="italic"/>
    </style:style>
    <style:style style:name="T34_34" style:family="text">
      <style:text-properties fo:font-style="italic" style:font-style-asian="italic" style:font-style-complex="italic"/>
    </style:style>
    <style:style style:name="T34_35" style:family="text">
      <style:text-properties fo:font-style="italic" style:font-style-asian="italic" style:font-style-complex="italic"/>
    </style:style>
    <style:style style:name="T34_36" style:family="text">
      <style:text-properties fo:font-style="italic" style:font-style-asian="italic" style:font-style-complex="italic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4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>
      <style:text-properties fo:font-style="italic" style:font-style-asian="italic" style:font-style-complex="italic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>
      <style:text-properties fo:font-style="italic" style:font-style-asian="italic" style:font-style-complex="italic"/>
    </style:style>
    <style:style style:name="T43_6" style:family="text">
      <style:text-properties fo:font-style="italic" style:font-style-asian="italic" style:font-style-complex="italic"/>
    </style:style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T43_14" style:family="text">
      <style:text-properties fo:font-style="italic" style:font-style-asian="italic" style:font-style-complex="italic"/>
    </style:style>
    <style:style style:name="T43_15" style:family="text">
      <style:text-properties fo:font-style="italic" style:font-style-asian="italic" style:font-style-complex="italic"/>
    </style:style>
    <style:style style:name="T43_16" style:family="text">
      <style:text-properties fo:font-style="italic" style:font-style-asian="italic" style:font-style-complex="italic"/>
    </style:style>
    <style:style style:name="T43_17" style:family="text">
      <style:text-properties fo:font-style="italic" style:font-style-asian="italic" style:font-style-complex="italic"/>
    </style:style>
    <style:style style:name="T43_18" style:family="text">
      <style:text-properties fo:font-style="italic" style:font-style-asian="italic" style:font-style-complex="italic"/>
    </style:style>
    <style:style style:name="T43_19" style:family="text">
      <style:text-properties fo:font-style="italic" style:font-style-asian="italic" style:font-style-complex="italic"/>
    </style:style>
    <style:style style:name="T43_20" style:family="text">
      <style:text-properties fo:font-style="italic" style:font-style-asian="italic" style:font-style-complex="italic"/>
    </style:style>
    <style:style style:name="T43_21" style:family="text">
      <style:text-properties fo:font-style="italic" style:font-style-asian="italic" style:font-style-complex="italic"/>
    </style:style>
    <style:style style:name="T43_22" style:family="text">
      <style:text-properties fo:font-style="italic" style:font-style-asian="italic" style:font-style-complex="italic"/>
    </style:style>
    <style:style style:name="T43_23" style:family="text">
      <style:text-properties fo:font-style="italic" style:font-style-asian="italic" style:font-style-complex="italic"/>
    </style:style>
    <style:style style:name="T43_24" style:family="text">
      <style:text-properties fo:font-style="italic" style:font-style-asian="italic" style:font-style-complex="italic"/>
    </style:style>
    <style:style style:name="T43_25" style:family="text">
      <style:text-properties fo:font-style="italic" style:font-style-asian="italic" style:font-style-complex="italic"/>
    </style:style>
    <style:style style:name="T43_26" style:family="text">
      <style:text-properties fo:font-style="italic" style:font-style-asian="italic" style:font-style-complex="italic"/>
    </style:style>
    <style:style style:name="T43_27" style:family="text">
      <style:text-properties fo:font-style="italic" style:font-style-asian="italic" style:font-style-complex="italic"/>
    </style:style>
    <style:style style:name="T43_28" style:family="text">
      <style:text-properties fo:font-style="italic" style:font-style-asian="italic" style:font-style-complex="italic"/>
    </style:style>
    <style:style style:name="T43_29" style:family="text">
      <style:text-properties fo:font-style="italic" style:font-style-asian="italic" style:font-style-complex="italic"/>
    </style:style>
    <style:style style:name="T43_30" style:family="text">
      <style:text-properties fo:font-style="italic" style:font-style-asian="italic" style:font-style-complex="italic"/>
    </style:style>
    <style:style style:name="T43_31" style:family="text">
      <style:text-properties fo:font-style="italic" style:font-style-asian="italic" style:font-style-complex="italic"/>
    </style:style>
    <style:style style:name="T43_32" style:family="text">
      <style:text-properties fo:font-style="italic" style:font-style-asian="italic" style:font-style-complex="italic"/>
    </style:style>
    <style:style style:name="T43_33" style:family="text">
      <style:text-properties fo:font-style="italic" style:font-style-asian="italic" style:font-style-complex="italic"/>
    </style:style>
    <style:style style:name="T43_34" style:family="text">
      <style:text-properties fo:font-style="italic" style:font-style-asian="italic" style:font-style-complex="italic"/>
    </style:style>
    <style:style style:name="T43_35" style:family="text">
      <style:text-properties fo:font-style="italic" style:font-style-asian="italic" style:font-style-complex="italic"/>
    </style:style>
    <style:style style:name="T43_36" style:family="text">
      <style:text-properties fo:font-style="italic" style:font-style-asian="italic" style:font-style-complex="italic"/>
    </style:style>
    <style:style style:name="T43_37" style:family="text">
      <style:text-properties fo:font-style="italic" style:font-style-asian="italic" style:font-style-complex="italic"/>
    </style:style>
    <style:style style:name="T43_38" style:family="text">
      <style:text-properties fo:font-style="italic" style:font-style-asian="italic" style:font-style-complex="italic"/>
    </style:style>
    <style:style style:name="T43_39" style:family="text">
      <style:text-properties fo:font-style="italic" style:font-style-asian="italic" style:font-style-complex="italic"/>
    </style:style>
    <style:style style:name="T43_40" style:family="text">
      <style:text-properties fo:font-style="italic" style:font-style-asian="italic" style:font-style-complex="italic"/>
    </style:style>
    <style:style style:name="T43_41" style:family="text">
      <style:text-properties fo:font-style="italic" style:font-style-asian="italic" style:font-style-complex="italic"/>
    </style:style>
    <style:style style:name="T43_42" style:family="text">
      <style:text-properties fo:font-style="italic" style:font-style-asian="italic" style:font-style-complex="italic"/>
    </style:style>
    <style:style style:name="T43_43" style:family="text">
      <style:text-properties fo:font-style="italic" style:font-style-asian="italic" style:font-style-complex="italic"/>
    </style:style>
    <style:style style:name="T43_44" style:family="text">
      <style:text-properties fo:font-style="italic" style:font-style-asian="italic" style:font-style-complex="italic"/>
    </style:style>
    <style:style style:name="T43_45" style:family="text">
      <style:text-properties fo:font-style="italic" style:font-style-asian="italic" style:font-style-complex="italic"/>
    </style:style>
    <style:style style:name="T43_46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</office:automatic-styles>
  <office:body>
    <office:text>
      <text:h text:style-name="P1" text:outline-level="10"><text:bookmark-start text:name="h.9gebthn4ulfa"/><text:bookmark-end text:name="h.9gebthn4ulfa"/><text:span text:style-name="T1_1">Task</text:span><text:span text:style-name="T1_2"><text:s/>9:<text:s/></text:span><text:span text:style-name="T1_3">Project</text:span><text:span text:style-name="T1_4"><text:s/></text:span><text:span text:style-name="T1_5">Review</text:span></text:h>
      <text:list text:style-name="LS1" xml:id="list0">
        <text:list-item>
          <text:p text:style-name="P2"><text:span text:style-name="T2_1">The</text:span><text:span text:style-name="T2_2"><text:s/></text:span><text:span text:style-name="T2_3">final</text:span><text:span text:style-name="T2_4"><text:s/></text:span><text:span text:style-name="T2_5">task</text:span><text:span text:style-name="T2_6"><text:s/></text:span><text:span text:style-name="T2_7">is</text:span><text:span text:style-name="T2_8"><text:s/></text:span><text:span text:style-name="T2_9">a</text:span><text:span text:style-name="T2_10"><text:s/></text:span><text:span text:style-name="T2_11">review</text:span><text:span text:style-name="T2_12"><text:s/></text:span><text:span text:style-name="T2_13">of</text:span><text:span text:style-name="T2_14"><text:s/></text:span><text:span text:style-name="T2_15">the</text:span><text:span text:style-name="T2_16"><text:s/></text:span><text:span text:style-name="T2_17">main</text:span><text:span text:style-name="T2_18"><text:s/></text:span><text:span text:style-name="T2_19">activities</text:span><text:span text:style-name="T2_20"><text:s/></text:span><text:span text:style-name="T2_21">of</text:span><text:span text:style-name="T2_22"><text:s/></text:span><text:span text:style-name="T2_23">the</text:span><text:span text:style-name="T2_24"><text:s/></text:span><text:span text:style-name="T2_25">group</text:span><text:span text:style-name="T2_26"><text:s/></text:span><text:span text:style-name="T2_27">in</text:span><text:span text:style-name="T2_28"><text:s/></text:span><text:span text:style-name="T2_29">completing</text:span><text:span text:style-name="T2_30"><text:s/></text:span><text:span text:style-name="T2_31">the</text:span><text:span text:style-name="T2_32"><text:s/></text:span><text:span text:style-name="T2_33">practical</text:span><text:span text:style-name="T2_34">.<text:s/></text:span><text:span text:style-name="T2_35">Write</text:span><text:span text:style-name="T2_36"><text:s/></text:span><text:span text:style-name="T2_37">a</text:span><text:span text:style-name="T2_38"><text:s/></text:span><text:span text:style-name="T2_39">short</text:span><text:span text:style-name="T2_40"><text:s/></text:span><text:span text:style-name="T2_41">report</text:span><text:span text:style-name="T2_42"><text:s/></text:span><text:span text:style-name="T2_43">on</text:span><text:span text:style-name="T2_44"><text:s/></text:span><text:span text:style-name="T2_45">the</text:span><text:span text:style-name="T2_46"><text:s/></text:span><text:span text:style-name="T2_47">progress</text:span><text:span text:style-name="T2_48"><text:s/></text:span><text:span text:style-name="T2_49">of</text:span><text:span text:style-name="T2_50"><text:s/></text:span><text:span text:style-name="T2_51">the</text:span><text:span text:style-name="T2_52"><text:s/></text:span><text:span text:style-name="T2_53">group</text:span><text:span text:style-name="T2_54">.<text:s/></text:span><text:span text:style-name="T2_55">Your</text:span><text:span text:style-name="T2_56"><text:s/></text:span><text:span text:style-name="T2_57">report</text:span><text:span text:style-name="T2_58"><text:s/></text:span><text:span text:style-name="T2_59">should</text:span><text:span text:style-name="T2_60"><text:s/></text:span><text:span text:style-name="T2_61">include</text:span><text:span text:style-name="T2_62">:</text:span></text:p>
        </text:list-item>
      </text:list>
      <text:p text:style-name="P3"><text:span text:style-name="T3_1">The</text:span><text:span text:style-name="T3_2"><text:s/></text:span><text:span text:style-name="T3_3">group</text:span><text:span text:style-name="T3_4">'</text:span><text:span text:style-name="T3_5">s</text:span><text:span text:style-name="T3_6"><text:s/></text:span><text:span text:style-name="T3_7">plan</text:span><text:span text:style-name="T3_8"><text:s/></text:span><text:span text:style-name="T3_9">for</text:span><text:span text:style-name="T3_10"><text:s/></text:span><text:span text:style-name="T3_11">the</text:span><text:span text:style-name="T3_12"><text:s/></text:span><text:span text:style-name="T3_13">tasks</text:span><text:span text:style-name="T3_14">.</text:span></text:p>
      <text:p text:style-name="P4"/>
      <text:p text:style-name="P5"><text:span text:style-name="T5_1">Initially</text:span><text:span text:style-name="T5_2"><text:s/></text:span><text:span text:style-name="T5_3">we</text:span><text:span text:style-name="T5_4"><text:s/></text:span><text:span text:style-name="T5_5">considered</text:span><text:span text:style-name="T5_6"><text:s/></text:span><text:span text:style-name="T5_7">splitting</text:span><text:span text:style-name="T5_8"><text:s/></text:span><text:span text:style-name="T5_9">the</text:span><text:span text:style-name="T5_10"><text:s/></text:span><text:span text:style-name="T5_11">four</text:span><text:span text:style-name="T5_12"><text:s/></text:span><text:span text:style-name="T5_13">group</text:span><text:span text:style-name="T5_14"><text:s/></text:span><text:span text:style-name="T5_15">tasks</text:span><text:span text:style-name="T5_16"><text:s/></text:span><text:span text:style-name="T5_17">into</text:span><text:span text:style-name="T5_18"><text:s/></text:span><text:span text:style-name="T5_19">two</text:span><text:span text:style-name="T5_20"><text:s/></text:span><text:span text:style-name="T5_21">portions</text:span><text:span text:style-name="T5_22">.<text:s/></text:span><text:span text:style-name="T5_23">As</text:span><text:span text:style-name="T5_24"><text:s/></text:span><text:span text:style-name="T5_25">such</text:span><text:span text:style-name="T5_26">:<text:s/></text:span></text:p>
      <text:p text:style-name="P6"/>
      <text:list text:style-name="LS2" xml:id="list1">
        <text:list-item>
          <text:p text:style-name="P7"><text:span text:style-name="T7_1">Task</text:span><text:span text:style-name="T7_2"><text:s/></text:span><text:span text:style-name="T7_3">Group</text:span><text:span text:style-name="T7_4"><text:s/>1<text:s/>-<text:s/></text:span><text:span text:style-name="T7_5">Task</text:span><text:span text:style-name="T7_6"><text:s/>1<text:s/>&amp;<text:s/>2</text:span></text:p>
        </text:list-item>
        <text:list-item>
          <text:p text:style-name="P8"><text:span text:style-name="T8_1">Task</text:span><text:span text:style-name="T8_2"><text:s/></text:span><text:span text:style-name="T8_3">Group</text:span><text:span text:style-name="T8_4"><text:s/>2<text:s/>-<text:s/></text:span><text:span text:style-name="T8_5">Task</text:span><text:span text:style-name="T8_6"><text:s/>3<text:s/>&amp;<text:s/>4</text:span></text:p>
        </text:list-item>
      </text:list>
      <text:p text:style-name="P9"/>
      <text:p text:style-name="P10"><text:span text:style-name="T10_1">Two</text:span><text:span text:style-name="T10_2"><text:s/></text:span><text:span text:style-name="T10_3">members</text:span><text:span text:style-name="T10_4"><text:s/></text:span><text:span text:style-name="T10_5">of</text:span><text:span text:style-name="T10_6"><text:s/></text:span><text:span text:style-name="T10_7">the</text:span><text:span text:style-name="T10_8"><text:s/></text:span><text:span text:style-name="T10_9">group</text:span><text:span text:style-name="T10_10"><text:s/></text:span><text:span text:style-name="T10_11">would</text:span><text:span text:style-name="T10_12"><text:s/></text:span><text:span text:style-name="T10_13">do</text:span><text:span text:style-name="T10_14"><text:s/></text:span><text:span text:style-name="T10_15">Task</text:span><text:span text:style-name="T10_16"><text:s/></text:span><text:span text:style-name="T10_17">Group</text:span><text:span text:style-name="T10_18"><text:s/>1<text:s/></text:span><text:span text:style-name="T10_19">and</text:span><text:span text:style-name="T10_20"><text:s/></text:span><text:span text:style-name="T10_21">two</text:span><text:span text:style-name="T10_22"><text:s/></text:span><text:span text:style-name="T10_23">group</text:span><text:span text:style-name="T10_24"><text:s/></text:span><text:span text:style-name="T10_25">members</text:span><text:span text:style-name="T10_26"><text:s/></text:span><text:span text:style-name="T10_27">would</text:span><text:span text:style-name="T10_28"><text:s/></text:span><text:span text:style-name="T10_29">do</text:span><text:span text:style-name="T10_30"><text:s/></text:span><text:span text:style-name="T10_31">Task</text:span><text:span text:style-name="T10_32"><text:s/></text:span><text:span text:style-name="T10_33">Group</text:span><text:span text:style-name="T10_34"><text:s/>2<text:s/></text:span><text:span text:style-name="T10_35">and</text:span><text:span text:style-name="T10_36"><text:s/></text:span><text:span text:style-name="T10_37">that</text:span><text:span text:style-name="T10_38"><text:s/></text:span><text:span text:style-name="T10_39">to</text:span><text:span text:style-name="T10_40"><text:s/></text:span><text:span text:style-name="T10_41">be</text:span><text:span text:style-name="T10_42"><text:s/></text:span><text:span text:style-name="T10_43">done</text:span><text:span text:style-name="T10_44"><text:s/></text:span><text:span text:style-name="T10_45">in</text:span><text:span text:style-name="T10_46"><text:s/></text:span><text:span text:style-name="T10_47">an</text:span><text:span text:style-name="T10_48"><text:s/></text:span><text:span text:style-name="T10_49">evenly</text:span><text:span text:style-name="T10_50"><text:s/></text:span><text:span text:style-name="T10_51">spaced</text:span><text:span text:style-name="T10_52"><text:s/></text:span><text:span text:style-name="T10_53">amount</text:span><text:span text:style-name="T10_54"><text:s/></text:span><text:span text:style-name="T10_55">of</text:span><text:span text:style-name="T10_56"><text:s/></text:span><text:span text:style-name="T10_57">time</text:span><text:span text:style-name="T10_58">.</text:span></text:p>
      <text:p text:style-name="P11"><text:span text:style-name="T11_1">The</text:span><text:span text:style-name="T11_2"><text:s/></text:span><text:span text:style-name="T11_3">plan</text:span><text:span text:style-name="T11_4"><text:s/></text:span><text:span text:style-name="T11_5">was</text:span><text:span text:style-name="T11_6"><text:s/></text:span><text:span text:style-name="T11_7">to</text:span><text:span text:style-name="T11_8"><text:s/></text:span><text:span text:style-name="T11_9">complete</text:span><text:span text:style-name="T11_10"><text:s/></text:span><text:span text:style-name="T11_11">the</text:span><text:span text:style-name="T11_12"><text:s/></text:span><text:span text:style-name="T11_13">coursework</text:span><text:span text:style-name="T11_14"><text:s/></text:span><text:span text:style-name="T11_15">in</text:span><text:span text:style-name="T11_16"><text:s/></text:span><text:span text:style-name="T11_17">an</text:span><text:span text:style-name="T11_18"><text:s/></text:span><text:span text:style-name="T11_19">evenly</text:span><text:span text:style-name="T11_20"><text:s/></text:span><text:span text:style-name="T11_21">spaced</text:span><text:span text:style-name="T11_22"><text:s/></text:span><text:span text:style-name="T11_23">amount</text:span><text:span text:style-name="T11_24"><text:s/></text:span><text:span text:style-name="T11_25">of</text:span><text:span text:style-name="T11_26"><text:s/></text:span><text:span text:style-name="T11_27">time</text:span><text:span text:style-name="T11_28">,<text:s/></text:span><text:span text:style-name="T11_29">assigning</text:span><text:span text:style-name="T11_30"><text:s/></text:span><text:span text:style-name="T11_31">amongst</text:span><text:span text:style-name="T11_32"><text:s/></text:span><text:span text:style-name="T11_33">ourselves</text:span><text:span text:style-name="T11_34"><text:s/></text:span><text:span text:style-name="T11_35">our</text:span><text:span text:style-name="T11_36"><text:s/></text:span><text:span text:style-name="T11_37">individual</text:span><text:span text:style-name="T11_38"><text:s/></text:span><text:span text:style-name="T11_39">tasks</text:span><text:span text:style-name="T11_40"><text:s/></text:span><text:span text:style-name="T11_41">and</text:span><text:span text:style-name="T11_42"><text:s/></text:span><text:span text:style-name="T11_43">completing</text:span><text:span text:style-name="T11_44"><text:s/></text:span><text:span text:style-name="T11_45">them</text:span><text:span text:style-name="T11_46"><text:s/></text:span><text:span text:style-name="T11_47">in</text:span><text:span text:style-name="T11_48"><text:s/></text:span><text:span text:style-name="T11_49">our</text:span><text:span text:style-name="T11_50"><text:s/></text:span><text:span text:style-name="T11_51">own</text:span><text:span text:style-name="T11_52"><text:s/></text:span><text:span text:style-name="T11_53">time</text:span><text:span text:style-name="T11_54"><text:s/></text:span><text:span text:style-name="T11_55">leaving</text:span><text:span text:style-name="T11_56"><text:s/></text:span><text:span text:style-name="T11_57">plenty</text:span><text:span text:style-name="T11_58"><text:s/></text:span><text:span text:style-name="T11_59">of</text:span><text:span text:style-name="T11_60"><text:s/></text:span><text:span text:style-name="T11_61">time</text:span><text:span text:style-name="T11_62"><text:s/></text:span><text:span text:style-name="T11_63">to</text:span><text:span text:style-name="T11_64"><text:s/></text:span><text:span text:style-name="T11_65">check</text:span><text:span text:style-name="T11_66"><text:s/></text:span><text:span text:style-name="T11_67">before</text:span><text:span text:style-name="T11_68"><text:s/></text:span><text:span text:style-name="T11_69">submitting</text:span><text:span text:style-name="T11_70">.<text:s/></text:span><text:span text:style-name="T11_71">All</text:span><text:span text:style-name="T11_72"><text:s/></text:span><text:span text:style-name="T11_73">the</text:span><text:span text:style-name="T11_74"><text:s/></text:span><text:span text:style-name="T11_75">while</text:span><text:span text:style-name="T11_76"><text:s/></text:span><text:span text:style-name="T11_77">scheduling</text:span><text:span text:style-name="T11_78"><text:s/></text:span><text:span text:style-name="T11_79">tutorials</text:span><text:span text:style-name="T11_80"><text:s/></text:span><text:span text:style-name="T11_81">in</text:span><text:span text:style-name="T11_82"><text:s/></text:span><text:span text:style-name="T11_83">between</text:span><text:span text:style-name="T11_84"><text:s/></text:span><text:span text:style-name="T11_85">our</text:span><text:span text:style-name="T11_86"><text:s/></text:span><text:span text:style-name="T11_87">progress</text:span><text:span text:style-name="T11_88"><text:s/></text:span><text:span text:style-name="T11_89">through</text:span><text:span text:style-name="T11_90"><text:s/></text:span><text:span text:style-name="T11_91">the</text:span><text:span text:style-name="T11_92"><text:s/></text:span><text:span text:style-name="T11_93">tasks</text:span><text:span text:style-name="T11_94">.</text:span></text:p>
      <text:p text:style-name="P12"/>
      <text:list text:style-name="LS3" xml:id="list3">
        <text:list-item>
          <text:p text:style-name="P13"><text:span text:style-name="T13_1">A</text:span><text:span text:style-name="T13_2"><text:s/></text:span><text:span text:style-name="T13_3">review</text:span><text:span text:style-name="T13_4"><text:s/></text:span><text:span text:style-name="T13_5">of</text:span><text:span text:style-name="T13_6"><text:s/></text:span><text:span text:style-name="T13_7">deviations</text:span><text:span text:style-name="T13_8"><text:s/></text:span><text:span text:style-name="T13_9">from</text:span><text:span text:style-name="T13_10"><text:s/></text:span><text:span text:style-name="T13_11">the</text:span><text:span text:style-name="T13_12"><text:s/></text:span><text:span text:style-name="T13_13">plan</text:span><text:span text:style-name="T13_14"><text:s/></text:span><text:span text:style-name="T13_15">in</text:span><text:span text:style-name="T13_16"><text:s/></text:span><text:span text:style-name="T13_17">terms</text:span><text:span text:style-name="T13_18"><text:s/></text:span><text:span text:style-name="T13_19">of</text:span><text:span text:style-name="T13_20"><text:s/></text:span><text:span text:style-name="T13_21">time</text:span><text:span text:style-name="T13_22"><text:s/></text:span><text:span text:style-name="T13_23">allocation</text:span><text:span text:style-name="T13_24">,<text:s/></text:span><text:span text:style-name="T13_25">degree</text:span><text:span text:style-name="T13_26"><text:s/></text:span><text:span text:style-name="T13_27">of</text:span><text:span text:style-name="T13_28"><text:s/></text:span><text:span text:style-name="T13_29">completion</text:span><text:span text:style-name="T13_30">,<text:s/></text:span><text:span text:style-name="T13_31">sequence</text:span><text:span text:style-name="T13_32">,<text:s/></text:span><text:span text:style-name="T13_33">completion</text:span><text:span text:style-name="T13_34"><text:s/></text:span><text:span text:style-name="T13_35">dates</text:span><text:span text:style-name="T13_36">,<text:s/>…</text:span></text:p>
        </text:list-item>
      </text:list>
      <text:p text:style-name="P14"/>
      <text:list text:style-name="LS4" xml:id="list4">
        <text:list-item>
          <text:p text:style-name="P15"><text:span text:style-name="T15_1">27</text:span><text:span text:style-name="T15_2">th</text:span><text:span text:style-name="T15_3"><text:s/></text:span><text:span text:style-name="T15_4">of</text:span><text:span text:style-name="T15_5"><text:s/></text:span><text:span text:style-name="T15_6">February</text:span><text:span text:style-name="T15_7">-<text:s/></text:span><text:span text:style-name="T15_8">First</text:span><text:span text:style-name="T15_9"><text:s/></text:span><text:span text:style-name="T15_10">meeting</text:span><text:span text:style-name="T15_11">.<text:s/></text:span><text:span text:style-name="T15_12">Had</text:span><text:span text:style-name="T15_13"><text:s/></text:span><text:span text:style-name="T15_14">trouble</text:span><text:span text:style-name="T15_15"><text:s/></text:span><text:span text:style-name="T15_16">with</text:span><text:span text:style-name="T15_17"><text:s/></text:span><text:span text:style-name="T15_18">meeting</text:span><text:span text:style-name="T15_19"><text:s/></text:span><text:span text:style-name="T15_20">all</text:span><text:span text:style-name="T15_21"><text:s/></text:span><text:span text:style-name="T15_22">together</text:span><text:span text:style-name="T15_23"><text:s/></text:span><text:span text:style-name="T15_24">till</text:span><text:span text:style-name="T15_25"><text:s/></text:span><text:span text:style-name="T15_26">approximately</text:span><text:span text:style-name="T15_27"><text:s/>10<text:s/></text:span><text:span text:style-name="T15_28">days</text:span><text:span text:style-name="T15_29"><text:s/></text:span><text:span text:style-name="T15_30">before</text:span><text:span text:style-name="T15_31"><text:s/></text:span><text:span text:style-name="T15_32">the</text:span><text:span text:style-name="T15_33"><text:s/></text:span><text:span text:style-name="T15_34">first</text:span><text:span text:style-name="T15_35"><text:s/></text:span><text:span text:style-name="T15_36">deadline</text:span><text:span text:style-name="T15_37"><text:s/></text:span><text:span text:style-name="T15_38">due</text:span><text:span text:style-name="T15_39"><text:s/></text:span><text:span text:style-name="T15_40">to</text:span><text:span text:style-name="T15_41"><text:s/></text:span><text:span text:style-name="T15_42">other</text:span><text:span text:style-name="T15_43"><text:s/></text:span><text:span text:style-name="T15_44">courses</text:span><text:span text:style-name="T15_45"><text:s/></text:span><text:span text:style-name="T15_46">and</text:span><text:span text:style-name="T15_47"><text:s/></text:span><text:span text:style-name="T15_48">commitments</text:span><text:span text:style-name="T15_49">.<text:s text:c="2"/></text:span></text:p>
          <text:list>
            <text:list-item>
              <text:p text:style-name="P16"><text:span text:style-name="T16_1">We</text:span><text:span text:style-name="T16_2"><text:s/></text:span><text:span text:style-name="T16_3">decided</text:span><text:span text:style-name="T16_4"><text:s/></text:span><text:span text:style-name="T16_5">to</text:span><text:span text:style-name="T16_6"><text:s/></text:span><text:span text:style-name="T16_7">complete</text:span><text:span text:style-name="T16_8"><text:s/></text:span><text:span text:style-name="T16_9">it</text:span><text:span text:style-name="T16_10"><text:s/></text:span><text:span text:style-name="T16_11">in</text:span><text:span text:style-name="T16_12"><text:s/></text:span><text:span text:style-name="T16_13">the</text:span><text:span text:style-name="T16_14"><text:s/></text:span><text:span text:style-name="T16_15">coming</text:span><text:span text:style-name="T16_16"><text:s/></text:span><text:span text:style-name="T16_17">weekend</text:span><text:span text:style-name="T16_18">.<text:s/></text:span></text:p>
            </text:list-item>
            <text:list-item>
              <text:p text:style-name="P17"><text:span text:style-name="T17_1">We</text:span><text:span text:style-name="T17_2"><text:s/></text:span><text:span text:style-name="T17_3">also</text:span><text:span text:style-name="T17_4"><text:s/></text:span><text:span text:style-name="T17_5">elected</text:span><text:span text:style-name="T17_6"><text:s/></text:span><text:span text:style-name="T17_7">to</text:span><text:span text:style-name="T17_8"><text:s/></text:span><text:span text:style-name="T17_9">do</text:span><text:span text:style-name="T17_10"><text:s/></text:span><text:span text:style-name="T17_11">all</text:span><text:span text:style-name="T17_12"><text:s/></text:span><text:span text:style-name="T17_13">the</text:span><text:span text:style-name="T17_14"><text:s/></text:span><text:span text:style-name="T17_15">documentation</text:span><text:span text:style-name="T17_16"><text:s/></text:span><text:span text:style-name="T17_17">together</text:span><text:span text:style-name="T17_18"><text:s/></text:span><text:span text:style-name="T17_19">as</text:span><text:span text:style-name="T17_20"><text:s/></text:span><text:span text:style-name="T17_21">we</text:span><text:span text:style-name="T17_22"><text:s/></text:span><text:span text:style-name="T17_23">felt</text:span><text:span text:style-name="T17_24"><text:s/></text:span><text:span text:style-name="T17_25">a</text:span><text:span text:style-name="T17_26"><text:s/></text:span><text:span text:style-name="T17_27">group</text:span><text:span text:style-name="T17_28"><text:s/></text:span><text:span text:style-name="T17_29">input</text:span><text:span text:style-name="T17_30"><text:s/></text:span><text:span text:style-name="T17_31">would</text:span><text:span text:style-name="T17_32"><text:s/></text:span><text:span text:style-name="T17_33">be</text:span><text:span text:style-name="T17_34"><text:s/></text:span><text:span text:style-name="T17_35">more</text:span><text:span text:style-name="T17_36"><text:s/></text:span><text:span text:style-name="T17_37">beneficial</text:span><text:span text:style-name="T17_38"><text:s/></text:span><text:span text:style-name="T17_39">than</text:span><text:span text:style-name="T17_40"><text:s/></text:span><text:span text:style-name="T17_41">being</text:span><text:span text:style-name="T17_42"><text:s/></text:span><text:span text:style-name="T17_43">done</text:span><text:span text:style-name="T17_44"><text:s/></text:span><text:span text:style-name="T17_45">individually</text:span><text:span text:style-name="T17_46">.</text:span></text:p>
            </text:list-item>
          </text:list>
        </text:list-item>
        <text:list-item>
          <text:p text:style-name="P18"><text:span text:style-name="T18_1">29</text:span><text:span text:style-name="T18_2">th</text:span><text:span text:style-name="T18_3"><text:s/></text:span><text:span text:style-name="T18_4">of</text:span><text:span text:style-name="T18_5"><text:s/></text:span><text:span text:style-name="T18_6">February</text:span><text:span text:style-name="T18_7">-<text:s/></text:span><text:span text:style-name="T18_8">Planned</text:span><text:span text:style-name="T18_9"><text:s/></text:span><text:span text:style-name="T18_10">our</text:span><text:span text:style-name="T18_11"><text:s/></text:span><text:span text:style-name="T18_12">Tests</text:span><text:span text:style-name="T18_13"><text:s/></text:span><text:span text:style-name="T18_14">for</text:span><text:span text:style-name="T18_15"><text:s/></text:span><text:span text:style-name="T18_16">Task</text:span><text:span text:style-name="T18_17"><text:s/>1<text:s/></text:span><text:span text:style-name="T18_18">and</text:span><text:span text:style-name="T18_19"><text:s/>2<text:s/></text:span><text:span text:style-name="T18_20">on</text:span><text:span text:style-name="T18_21"><text:s/></text:span><text:span text:style-name="T18_22">the</text:span><text:span text:style-name="T18_23">,<text:s/></text:span><text:span text:style-name="T18_24">although</text:span><text:span text:style-name="T18_25"><text:s/></text:span><text:span text:style-name="T18_26">did</text:span><text:span text:style-name="T18_27"><text:s/></text:span><text:span text:style-name="T18_28">not</text:span><text:span text:style-name="T18_29"><text:s/></text:span><text:span text:style-name="T18_30">complete</text:span><text:span text:style-name="T18_31"><text:s/></text:span><text:span text:style-name="T18_32">the</text:span><text:span text:style-name="T18_33"><text:s/></text:span><text:span text:style-name="T18_34">written</text:span><text:span text:style-name="T18_35"><text:s/></text:span><text:span text:style-name="T18_36">documentation</text:span><text:span text:style-name="T18_37"><text:s/></text:span><text:span text:style-name="T18_38">for</text:span><text:span text:style-name="T18_39"><text:s/></text:span><text:span text:style-name="T18_40">the</text:span><text:span text:style-name="T18_41"><text:s/></text:span><text:span text:style-name="T18_42">tasks</text:span><text:span text:style-name="T18_43">,<text:s/></text:span><text:span text:style-name="T18_44">we</text:span><text:span text:style-name="T18_45"><text:s/></text:span><text:span text:style-name="T18_46">planned</text:span><text:span text:style-name="T18_47"><text:s/></text:span><text:span text:style-name="T18_48">to</text:span><text:span text:style-name="T18_49"><text:s/></text:span><text:span text:style-name="T18_50">do</text:span><text:span text:style-name="T18_51"><text:s/></text:span><text:span text:style-name="T18_52">so</text:span><text:span text:style-name="T18_53"><text:s/></text:span><text:span text:style-name="T18_54">at</text:span><text:span text:style-name="T18_55"><text:s/></text:span><text:span text:style-name="T18_56">a</text:span><text:span text:style-name="T18_57"><text:s/></text:span><text:span text:style-name="T18_58">later</text:span><text:span text:style-name="T18_59"><text:s/></text:span><text:span text:style-name="T18_60">date</text:span><text:span text:style-name="T18_61">.</text:span></text:p>
          <text:list>
            <text:list-item>
              <text:p text:style-name="P19"><text:span text:style-name="T19_1">Intended</text:span><text:span text:style-name="T19_2"><text:s/></text:span><text:span text:style-name="T19_3">to</text:span><text:span text:style-name="T19_4"><text:s/></text:span><text:span text:style-name="T19_5">do</text:span><text:span text:style-name="T19_6"><text:s/></text:span><text:span text:style-name="T19_7">the</text:span><text:span text:style-name="T19_8"><text:s/></text:span><text:span text:style-name="T19_9">rest</text:span><text:span text:style-name="T19_10"><text:s/></text:span><text:span text:style-name="T19_11">of</text:span><text:span text:style-name="T19_12"><text:s/></text:span><text:span text:style-name="T19_13">the</text:span><text:span text:style-name="T19_14"><text:s/></text:span><text:span text:style-name="T19_15">tasks</text:span><text:span text:style-name="T19_16"><text:s/></text:span><text:span text:style-name="T19_17">over</text:span><text:span text:style-name="T19_18"><text:s/></text:span><text:span text:style-name="T19_19">the</text:span><text:span text:style-name="T19_20"><text:s/></text:span><text:span text:style-name="T19_21">weekend</text:span><text:span text:style-name="T19_22"><text:s/></text:span><text:span text:style-name="T19_23">for</text:span><text:span text:style-name="T19_24"><text:s/></text:span><text:span text:style-name="T19_25">the</text:span><text:span text:style-name="T19_26"><text:s/></text:span><text:span text:style-name="T19_27">deadline</text:span><text:span text:style-name="T19_28"><text:s/></text:span><text:span text:style-name="T19_29">of</text:span><text:span text:style-name="T19_30"><text:s/>8</text:span><text:span text:style-name="T19_31">th</text:span><text:span text:style-name="T19_32"><text:s/></text:span><text:span text:style-name="T19_33">of</text:span><text:span text:style-name="T19_34"><text:s/></text:span><text:span text:style-name="T19_35">March</text:span><text:span text:style-name="T19_36">.</text:span></text:p>
            </text:list-item>
          </text:list>
        </text:list-item>
        <text:list-item>
          <text:p text:style-name="P20"><text:span text:style-name="T20_1">2</text:span><text:span text:style-name="T20_2">nd</text:span><text:span text:style-name="T20_3"><text:s/></text:span><text:span text:style-name="T20_4">to</text:span><text:span text:style-name="T20_5"><text:s/></text:span><text:span text:style-name="T20_6">the</text:span><text:span text:style-name="T20_7"><text:s/>4</text:span><text:span text:style-name="T20_8">th</text:span><text:span text:style-name="T20_9"><text:s/></text:span><text:span text:style-name="T20_10">of</text:span><text:span text:style-name="T20_11"><text:s/></text:span><text:span text:style-name="T20_12">March</text:span><text:span text:style-name="T20_13"><text:s/>-<text:s/></text:span><text:span text:style-name="T20_14">After</text:span><text:span text:style-name="T20_15"><text:s/></text:span><text:span text:style-name="T20_16">receiving</text:span><text:span text:style-name="T20_17"><text:s/></text:span><text:span text:style-name="T20_18">news</text:span><text:span text:style-name="T20_19"><text:s/></text:span><text:span text:style-name="T20_20">about</text:span><text:span text:style-name="T20_21"><text:s/></text:span><text:span text:style-name="T20_22">the</text:span><text:span text:style-name="T20_23"><text:s/></text:span><text:span text:style-name="T20_24">extended</text:span><text:span text:style-name="T20_25"><text:s/></text:span><text:span text:style-name="T20_26">deadline</text:span><text:span text:style-name="T20_27">,<text:s/></text:span><text:span text:style-name="T20_28">we</text:span><text:span text:style-name="T20_29"><text:s/></text:span><text:span text:style-name="T20_30">used</text:span><text:span text:style-name="T20_31"><text:s/></text:span><text:span text:style-name="T20_32">our</text:span><text:span text:style-name="T20_33"><text:s/></text:span><text:span text:style-name="T20_34">time</text:span><text:span text:style-name="T20_35"><text:s/></text:span><text:span text:style-name="T20_36">on</text:span><text:span text:style-name="T20_37"><text:s/></text:span><text:span text:style-name="T20_38">other</text:span><text:span text:style-name="T20_39"><text:s/></text:span><text:span text:style-name="T20_40">subjects</text:span><text:span text:style-name="T20_41"><text:s/></text:span><text:span text:style-name="T20_42">briefly</text:span><text:span text:style-name="T20_43"><text:s/></text:span><text:span text:style-name="T20_44">looking</text:span><text:span text:style-name="T20_45"><text:s/></text:span><text:span text:style-name="T20_46">at</text:span><text:span text:style-name="T20_47"><text:s/></text:span><text:span text:style-name="T20_48">task</text:span><text:span text:style-name="T20_49"><text:s/>3<text:s/></text:span><text:span text:style-name="T20_50">and</text:span><text:span text:style-name="T20_51"><text:s/>4.</text:span></text:p>
        </text:list-item>
        <text:list-item>
          <text:p text:style-name="P21"><text:span text:style-name="T21_1">Monday</text:span><text:span text:style-name="T21_2"><text:s/>5</text:span><text:span text:style-name="T21_3">th</text:span><text:span text:style-name="T21_4"><text:s/></text:span><text:span text:style-name="T21_5">of</text:span><text:span text:style-name="T21_6"><text:s/></text:span><text:span text:style-name="T21_7">March</text:span><text:span text:style-name="T21_8"><text:s/>-<text:s/></text:span><text:span text:style-name="T21_9">We</text:span><text:span text:style-name="T21_10"><text:s/></text:span><text:span text:style-name="T21_11">implemented</text:span><text:span text:style-name="T21_12"><text:s/></text:span><text:span text:style-name="T21_13">our</text:span><text:span text:style-name="T21_14"><text:s/></text:span><text:span text:style-name="T21_15">planned</text:span><text:span text:style-name="T21_16"><text:s/></text:span><text:span text:style-name="T21_17">tests</text:span><text:span text:style-name="T21_18"><text:s/></text:span><text:span text:style-name="T21_19">for</text:span><text:span text:style-name="T21_20"><text:s/></text:span><text:span text:style-name="T21_21">Task</text:span><text:span text:style-name="T21_22"><text:s/>2</text:span></text:p>
        </text:list-item>
        <text:list-item>
          <text:p text:style-name="P22"><text:span text:style-name="T22_1">Friday</text:span><text:span text:style-name="T22_2"><text:s/>9</text:span><text:span text:style-name="T22_3">th</text:span><text:span text:style-name="T22_4"><text:s/></text:span><text:span text:style-name="T22_5">of</text:span><text:span text:style-name="T22_6"><text:s/></text:span><text:span text:style-name="T22_7">March</text:span><text:span text:style-name="T22_8"><text:s/>-<text:s/></text:span><text:span text:style-name="T22_9">Completed</text:span><text:span text:style-name="T22_10"><text:s/></text:span><text:span text:style-name="T22_11">to</text:span><text:span text:style-name="T22_12"><text:s/></text:span><text:span text:style-name="T22_13">an</text:span><text:span text:style-name="T22_14"><text:s/></text:span><text:span text:style-name="T22_15">acceptable</text:span><text:span text:style-name="T22_16"><text:s/></text:span><text:span text:style-name="T22_17">standard</text:span><text:span text:style-name="T22_18"><text:s/></text:span><text:span text:style-name="T22_19">the</text:span><text:span text:style-name="T22_20"><text:s/></text:span><text:span text:style-name="T22_21">documentation</text:span><text:span text:style-name="T22_22"><text:s/></text:span><text:span text:style-name="T22_23">for</text:span><text:span text:style-name="T22_24"><text:s/></text:span><text:span text:style-name="T22_25">task</text:span><text:span text:style-name="T22_26"><text:s/>1<text:s/></text:span><text:span text:style-name="T22_27">and</text:span><text:span text:style-name="T22_28"><text:s/></text:span><text:span text:style-name="T22_29">tutorial</text:span><text:span text:style-name="T22_30"><text:s/>3.<text:s/></text:span></text:p>
          <text:list>
            <text:list-item>
              <text:p text:style-name="P23"><text:span text:style-name="T23_1">Arranged</text:span><text:span text:style-name="T23_2"><text:s/></text:span><text:span text:style-name="T23_3">a</text:span><text:span text:style-name="T23_4"><text:s/></text:span><text:span text:style-name="T23_5">meeting</text:span><text:span text:style-name="T23_6"><text:s/></text:span><text:span text:style-name="T23_7">with</text:span><text:span text:style-name="T23_8"><text:s/></text:span><text:span text:style-name="T23_9">the</text:span><text:span text:style-name="T23_10"><text:s/></text:span><text:span text:style-name="T23_11">tutor</text:span><text:span text:style-name="T23_12"><text:s/></text:span><text:span text:style-name="T23_13">for</text:span><text:span text:style-name="T23_14"><text:s/></text:span><text:span text:style-name="T23_15">Task</text:span><text:span text:style-name="T23_16"><text:s/>1/</text:span><text:span text:style-name="T23_17">tutorial</text:span><text:span text:style-name="T23_18"><text:s/></text:span><text:span text:style-name="T23_19">three</text:span><text:span text:style-name="T23_20"><text:s/></text:span><text:span text:style-name="T23_21">for</text:span><text:span text:style-name="T23_22"><text:s/></text:span><text:span text:style-name="T23_23">the</text:span><text:span text:style-name="T23_24"><text:s/>12</text:span><text:span text:style-name="T23_25">th</text:span><text:span text:style-name="T23_26"><text:s/></text:span><text:span text:style-name="T23_27">of</text:span><text:span text:style-name="T23_28"><text:s/></text:span><text:span text:style-name="T23_29">March</text:span><text:span text:style-name="T23_30">.<text:s/></text:span></text:p>
            </text:list-item>
          </text:list>
        </text:list-item>
        <text:list-item>
          <text:p text:style-name="P24"><text:span text:style-name="T24_1">Sunday</text:span><text:span text:style-name="T24_2"><text:s/></text:span><text:span text:style-name="T24_3">the</text:span><text:span text:style-name="T24_4"><text:s/>11</text:span><text:span text:style-name="T24_5">th</text:span><text:span text:style-name="T24_6"><text:s/></text:span><text:span text:style-name="T24_7">of</text:span><text:span text:style-name="T24_8"><text:s/></text:span><text:span text:style-name="T24_9">March</text:span><text:span text:style-name="T24_10"><text:s/>-<text:s/></text:span><text:span text:style-name="T24_11">Spent</text:span><text:span text:style-name="T24_12"><text:s/></text:span><text:span text:style-name="T24_13">time</text:span><text:span text:style-name="T24_14"><text:s/></text:span><text:span text:style-name="T24_15">writing</text:span><text:span text:style-name="T24_16"><text:s/></text:span><text:span text:style-name="T24_17">up</text:span><text:span text:style-name="T24_18"><text:s/></text:span><text:span text:style-name="T24_19">documentation</text:span><text:span text:style-name="T24_20"><text:s/></text:span><text:span text:style-name="T24_21">for</text:span><text:span text:style-name="T24_22"><text:s/></text:span><text:span text:style-name="T24_23">tasks</text:span><text:span text:style-name="T24_24"><text:s/>1,2<text:s/></text:span><text:span text:style-name="T24_25">as</text:span><text:span text:style-name="T24_26"><text:s/></text:span><text:span text:style-name="T24_27">preparation</text:span><text:span text:style-name="T24_28"><text:s/></text:span><text:span text:style-name="T24_29">for</text:span><text:span text:style-name="T24_30"><text:s/></text:span><text:span text:style-name="T24_31">the</text:span><text:span text:style-name="T24_32"><text:s/></text:span><text:span text:style-name="T24_33">tutorial</text:span><text:span text:style-name="T24_34"><text:s/></text:span><text:span text:style-name="T24_35">and</text:span><text:span text:style-name="T24_36"><text:s/></text:span><text:span text:style-name="T24_37">started</text:span><text:span text:style-name="T24_38"><text:s/></text:span><text:span text:style-name="T24_39">preliminary</text:span><text:span text:style-name="T24_40"><text:s/></text:span><text:span text:style-name="T24_41">work</text:span><text:span text:style-name="T24_42"><text:s/></text:span><text:span text:style-name="T24_43">on</text:span><text:span text:style-name="T24_44"><text:s/></text:span><text:span text:style-name="T24_45">task</text:span><text:span text:style-name="T24_46"><text:s/>4.</text:span></text:p>
        </text:list-item>
        <text:list-item>
          <text:p text:style-name="P25"><text:span text:style-name="T25_1">Monday</text:span><text:span text:style-name="T25_2"><text:s/></text:span><text:span text:style-name="T25_3">the</text:span><text:span text:style-name="T25_4"><text:s/>12</text:span><text:span text:style-name="T25_5">th</text:span><text:span text:style-name="T25_6"><text:s/></text:span><text:span text:style-name="T25_7">of</text:span><text:span text:style-name="T25_8"><text:s/></text:span><text:span text:style-name="T25_9">March</text:span><text:span text:style-name="T25_10"><text:s/>-<text:s/></text:span><text:span text:style-name="T25_11">Met</text:span><text:span text:style-name="T25_12"><text:s/></text:span><text:span text:style-name="T25_13">with</text:span><text:span text:style-name="T25_14"><text:s/></text:span><text:span text:style-name="T25_15">tutor</text:span><text:span text:style-name="T25_16"><text:s/></text:span><text:span text:style-name="T25_17">for</text:span><text:span text:style-name="T25_18"><text:s/></text:span><text:span text:style-name="T25_19">Task</text:span><text:span text:style-name="T25_20"><text:s/>1,<text:s/></text:span><text:span text:style-name="T25_21">used</text:span><text:span text:style-name="T25_22"><text:s/></text:span><text:span text:style-name="T25_23">the</text:span><text:span text:style-name="T25_24"><text:s/></text:span><text:span text:style-name="T25_25">session</text:span><text:span text:style-name="T25_26"><text:s/></text:span><text:span text:style-name="T25_27">to</text:span><text:span text:style-name="T25_28"><text:s/></text:span><text:span text:style-name="T25_29">correct</text:span><text:span text:style-name="T25_30"><text:s/></text:span><text:span text:style-name="T25_31">many</text:span><text:span text:style-name="T25_32"><text:s/></text:span><text:span text:style-name="T25_33">misunderstandings</text:span><text:span text:style-name="T25_34"><text:s/></text:span><text:span text:style-name="T25_35">which</text:span><text:span text:style-name="T25_36"><text:s/></text:span><text:span text:style-name="T25_37">we</text:span><text:span text:style-name="T25_38"><text:s/></text:span><text:span text:style-name="T25_39">fixed</text:span><text:span text:style-name="T25_40"><text:s/></text:span><text:span text:style-name="T25_41">on</text:span><text:span text:style-name="T25_42"><text:s/></text:span><text:span text:style-name="T25_43">the</text:span><text:span text:style-name="T25_44"><text:s/></text:span><text:span text:style-name="T25_45">day</text:span><text:span text:style-name="T25_46"><text:s/></text:span><text:span text:style-name="T25_47">for</text:span><text:span text:style-name="T25_48"><text:s/></text:span><text:span text:style-name="T25_49">both</text:span><text:span text:style-name="T25_50"><text:s/></text:span><text:span text:style-name="T25_51">Task</text:span><text:span text:style-name="T25_52"><text:s/>1<text:s/></text:span><text:span text:style-name="T25_53">and</text:span><text:span text:style-name="T25_54"><text:s/>2.</text:span></text:p>
        </text:list-item>
        <text:list-item>
          <text:p text:style-name="P26"><text:span text:style-name="T26_1">Tuesday</text:span><text:span text:style-name="T26_2"><text:s/>13<text:s/></text:span><text:span text:style-name="T26_3">March</text:span><text:span text:style-name="T26_4"><text:s/></text:span><text:span text:style-name="T26_5">at</text:span><text:span text:style-name="T26_6"><text:s/>6:30-7:00.<text:s/></text:span><text:span text:style-name="T26_7">Created</text:span><text:span text:style-name="T26_8"><text:s/></text:span><text:span text:style-name="T26_9">some</text:span><text:span text:style-name="T26_10"><text:s/></text:span><text:span text:style-name="T26_11">answers</text:span><text:span text:style-name="T26_12"><text:s/></text:span><text:span text:style-name="T26_13">for</text:span><text:span text:style-name="T26_14"><text:s/></text:span><text:span text:style-name="T26_15">Tutorial</text:span><text:span text:style-name="T26_16"><text:s/></text:span><text:span text:style-name="T26_17">tomorrow</text:span><text:span text:style-name="T26_18">.<text:s/></text:span><text:span text:style-name="T26_19">Worked</text:span><text:span text:style-name="T26_20"><text:s/></text:span><text:span text:style-name="T26_21">on</text:span><text:span text:style-name="T26_22"><text:s/></text:span><text:span text:style-name="T26_23">finishing</text:span><text:span text:style-name="T26_24"><text:s/></text:span><text:span text:style-name="T26_25">task</text:span><text:span text:style-name="T26_26"><text:s/>1<text:s/>(</text:span><text:span text:style-name="T26_27">Jibran</text:span><text:span text:style-name="T26_28"><text:s/></text:span><text:span text:style-name="T26_29">and</text:span><text:span text:style-name="T26_30"><text:s/></text:span><text:span text:style-name="T26_31">Yitong</text:span><text:span text:style-name="T26_32">)<text:s/></text:span><text:span text:style-name="T26_33">and</text:span><text:span text:style-name="T26_34"><text:s/></text:span><text:span text:style-name="T26_35">task</text:span><text:span text:style-name="T26_36"><text:s/>2<text:s/>(</text:span><text:span text:style-name="T26_37">Scott</text:span><text:span text:style-name="T26_38"><text:s/></text:span><text:span text:style-name="T26_39">and</text:span><text:span text:style-name="T26_40"><text:s/></text:span><text:span text:style-name="T26_41">Will</text:span><text:span text:style-name="T26_42">).<text:s/></text:span></text:p>
          <text:list>
            <text:list-item>
              <text:p text:style-name="P27"><text:span text:style-name="T27_1">Worked</text:span><text:span text:style-name="T27_2"><text:s/></text:span><text:span text:style-name="T27_3">together</text:span><text:span text:style-name="T27_4"><text:s/></text:span><text:span text:style-name="T27_5">to</text:span><text:span text:style-name="T27_6"><text:s/></text:span><text:span text:style-name="T27_7">write</text:span><text:span text:style-name="T27_8"><text:s/></text:span><text:span text:style-name="T27_9">up</text:span><text:span text:style-name="T27_10"><text:s/></text:span><text:span text:style-name="T27_11">Task</text:span><text:span text:style-name="T27_12"><text:s/>4<text:s/>-<text:s/></text:span><text:span text:style-name="T27_13">not</text:span><text:span text:style-name="T27_14"><text:s/></text:span><text:span text:style-name="T27_15">completed</text:span><text:span text:style-name="T27_16">.</text:span></text:p>
            </text:list-item>
            <text:list-item>
              <text:p text:style-name="P28"><text:span text:style-name="T28_1">By</text:span><text:span text:style-name="T28_2"><text:s/></text:span><text:span text:style-name="T28_3">the</text:span><text:span text:style-name="T28_4"><text:s/></text:span><text:span text:style-name="T28_5">end</text:span><text:span text:style-name="T28_6"><text:s/></text:span><text:span text:style-name="T28_7">of</text:span><text:span text:style-name="T28_8"><text:s/></text:span><text:span text:style-name="T28_9">the</text:span><text:span text:style-name="T28_10"><text:s/></text:span><text:span text:style-name="T28_11">night</text:span><text:span text:style-name="T28_12"><text:s/></text:span><text:span text:style-name="T28_13">task</text:span><text:span text:style-name="T28_14"><text:s/>1<text:s/></text:span><text:span text:style-name="T28_15">and</text:span><text:span text:style-name="T28_16"><text:s/></text:span><text:span text:style-name="T28_17">two</text:span><text:span text:style-name="T28_18"><text:s/></text:span><text:span text:style-name="T28_19">were</text:span><text:span text:style-name="T28_20"><text:s/></text:span><text:span text:style-name="T28_21">completed</text:span><text:span text:style-name="T28_22">.</text:span></text:p>
            </text:list-item>
          </text:list>
        </text:list-item>
        <text:list-item>
          <text:p text:style-name="P29"><text:span text:style-name="T29_1">Wednesday</text:span><text:span text:style-name="T29_2"><text:s/>14</text:span><text:span text:style-name="T29_3">th</text:span><text:span text:style-name="T29_4"><text:s/></text:span><text:span text:style-name="T29_5">March</text:span><text:span text:style-name="T29_6"><text:s/>-<text:s/></text:span><text:span text:style-name="T29_7">Met</text:span><text:span text:style-name="T29_8"><text:s/></text:span><text:span text:style-name="T29_9">for</text:span><text:span text:style-name="T29_10"><text:s/></text:span><text:span text:style-name="T29_11">Tutorial</text:span><text:span text:style-name="T29_12"><text:s/></text:span><text:span text:style-name="T29_13">for</text:span><text:span text:style-name="T29_14"><text:s/></text:span><text:span text:style-name="T29_15">Task</text:span><text:span text:style-name="T29_16"><text:s/>3.<text:s/></text:span><text:span text:style-name="T29_17">Afterwards</text:span><text:span text:style-name="T29_18">,<text:s/></text:span><text:span text:style-name="T29_19">try</text:span><text:span text:style-name="T29_20"><text:s/></text:span><text:span text:style-name="T29_21">finish</text:span><text:span text:style-name="T29_22"><text:s/></text:span><text:span text:style-name="T29_23">off</text:span><text:span text:style-name="T29_24"><text:s/></text:span><text:span text:style-name="T29_25">anything</text:span><text:span text:style-name="T29_26"><text:s/></text:span><text:span text:style-name="T29_27">else</text:span><text:span text:style-name="T29_28"><text:s/></text:span><text:span text:style-name="T29_29">that</text:span><text:span text:style-name="T29_30"><text:s/></text:span><text:span text:style-name="T29_31">wasn</text:span><text:span text:style-name="T29_32">'</text:span><text:span text:style-name="T29_33">t</text:span><text:span text:style-name="T29_34"><text:s/></text:span><text:span text:style-name="T29_35">finished</text:span><text:span text:style-name="T29_36"><text:s/></text:span><text:span text:style-name="T29_37">and</text:span><text:span text:style-name="T29_38"><text:s/></text:span><text:span text:style-name="T29_39">complete</text:span><text:span text:style-name="T29_40"><text:s/></text:span><text:span text:style-name="T29_41">Task</text:span><text:span text:style-name="T29_42"><text:s/>3<text:s/></text:span><text:span text:style-name="T29_43">Work</text:span><text:span text:style-name="T29_44"><text:s/></text:span><text:span text:style-name="T29_45">on</text:span><text:span text:style-name="T29_46"><text:s/></text:span><text:span text:style-name="T29_47">individual</text:span><text:span text:style-name="T29_48"><text:s/></text:span><text:span text:style-name="T29_49">tasks</text:span><text:span text:style-name="T29_50">.<text:s/></text:span><text:span text:style-name="T29_51">Completed</text:span><text:span text:style-name="T29_52"><text:s/></text:span><text:span text:style-name="T29_53">Task</text:span><text:span text:style-name="T29_54"><text:s/>4<text:s/></text:span><text:span text:style-name="T29_55">as</text:span><text:span text:style-name="T29_56"><text:s/></text:span><text:span text:style-name="T29_57">well</text:span><text:span text:style-name="T29_58"><text:s/></text:span><text:span text:style-name="T29_59">as</text:span><text:span text:style-name="T29_60"><text:s/></text:span><text:span text:style-name="T29_61">making</text:span><text:span text:style-name="T29_62"><text:s/></text:span><text:span text:style-name="T29_63">good</text:span><text:span text:style-name="T29_64"><text:s/></text:span><text:span text:style-name="T29_65">progress</text:span><text:span text:style-name="T29_66"><text:s/></text:span><text:span text:style-name="T29_67">on</text:span><text:span text:style-name="T29_68"><text:s/></text:span><text:span text:style-name="T29_69">Task</text:span><text:span text:style-name="T29_70"><text:s/>3.</text:span></text:p>
          <text:list>
            <text:list-item>
              <text:p text:style-name="P30"><text:span text:style-name="T30_1">Did</text:span><text:span text:style-name="T30_2"><text:s/></text:span><text:span text:style-name="T30_3">not</text:span><text:span text:style-name="T30_4"><text:s/></text:span><text:span text:style-name="T30_5">complete</text:span><text:span text:style-name="T30_6"><text:s/></text:span><text:span text:style-name="T30_7">Task</text:span><text:span text:style-name="T30_8"><text:s/>3<text:s/></text:span><text:span text:style-name="T30_9">as</text:span><text:span text:style-name="T30_10"><text:s/></text:span><text:span text:style-name="T30_11">expected</text:span></text:p>
            </text:list-item>
          </text:list>
        </text:list-item>
        <text:list-item>
          <text:p text:style-name="P31"><text:span text:style-name="T31_1">Thursday</text:span><text:span text:style-name="T31_2"><text:s/>15</text:span><text:span text:style-name="T31_3">th</text:span><text:span text:style-name="T31_4"><text:s/></text:span><text:span text:style-name="T31_5">March</text:span><text:span text:style-name="T31_6">.<text:s/></text:span><text:span text:style-name="T31_7">Review</text:span><text:span text:style-name="T31_8"><text:s/></text:span><text:span text:style-name="T31_9">entire</text:span><text:span text:style-name="T31_10"><text:s/></text:span><text:span text:style-name="T31_11">coursework</text:span><text:span text:style-name="T31_12"><text:s/></text:span><text:span text:style-name="T31_13">all</text:span><text:span text:style-name="T31_14"><text:s/></text:span><text:span text:style-name="T31_15">together</text:span><text:span text:style-name="T31_16">,<text:s/></text:span><text:span text:style-name="T31_17">clean</text:span><text:span text:style-name="T31_18"><text:s/></text:span><text:span text:style-name="T31_19">up</text:span><text:span text:style-name="T31_20"><text:s/></text:span><text:span text:style-name="T31_21">anything</text:span><text:span text:style-name="T31_22">.<text:s/></text:span><text:span text:style-name="T31_23">Assemble</text:span><text:span text:style-name="T31_24"><text:s/></text:span><text:span text:style-name="T31_25">everything</text:span><text:span text:style-name="T31_26"><text:s/></text:span><text:span text:style-name="T31_27">together</text:span><text:span text:style-name="T31_28">.<text:s/></text:span><text:span text:style-name="T31_29">Submit</text:span><text:span text:style-name="T31_30"><text:s/></text:span><text:span text:style-name="T31_31">by</text:span><text:span text:style-name="T31_32"><text:s/>3:30<text:s/></text:span><text:span text:style-name="T31_33">at</text:span><text:span text:style-name="T31_34"><text:s/></text:span><text:span text:style-name="T31_35">the</text:span><text:span text:style-name="T31_36"><text:s/></text:span><text:span text:style-name="T31_37">latest</text:span><text:span text:style-name="T31_38">.</text:span></text:p>
        </text:list-item>
      </text:list>
      <text:p text:style-name="P32"><text:span text:style-name="T32_1"><text:tab/></text:span><text:span text:style-name="T32_2">Intending</text:span><text:span text:style-name="T32_3"><text:s/></text:span><text:span text:style-name="T32_4">to</text:span><text:span text:style-name="T32_5"><text:s/></text:span><text:span text:style-name="T32_6">finish</text:span><text:span text:style-name="T32_7"><text:s/></text:span><text:span text:style-name="T32_8">task</text:span><text:span text:style-name="T32_9"><text:s/>3<text:s/></text:span><text:span text:style-name="T32_10">between</text:span><text:span text:style-name="T32_11"><text:s/>12:00<text:s/></text:span><text:span text:style-name="T32_12">and</text:span><text:span text:style-name="T32_13"><text:s/>4:00<text:s/></text:span><text:span text:style-name="T32_14">on</text:span><text:span text:style-name="T32_15"><text:s/></text:span><text:span text:style-name="T32_16">the</text:span><text:span text:style-name="T32_17"><text:s/>15</text:span><text:span text:style-name="T32_18">th</text:span><text:span text:style-name="T32_19"><text:s/></text:span><text:span text:style-name="T32_20">of</text:span><text:span text:style-name="T32_21"><text:s/></text:span><text:span text:style-name="T32_22">March</text:span><text:span text:style-name="T32_23">.</text:span></text:p>
      <text:p text:style-name="P33"/>
      <text:list text:style-name="LS5" xml:id="list21">
        <text:list-item>
          <text:p text:style-name="P34"><text:span text:style-name="T34_1">A</text:span><text:span text:style-name="T34_2"><text:s/></text:span><text:span text:style-name="T34_3">short</text:span><text:span text:style-name="T34_4"><text:s/></text:span><text:span text:style-name="T34_5">summary</text:span><text:span text:style-name="T34_6"><text:s/></text:span><text:span text:style-name="T34_7">of</text:span><text:span text:style-name="T34_8"><text:s/></text:span><text:span text:style-name="T34_9">what</text:span><text:span text:style-name="T34_10"><text:s/></text:span><text:span text:style-name="T34_11">you</text:span><text:span text:style-name="T34_12"><text:s/></text:span><text:span text:style-name="T34_13">see</text:span><text:span text:style-name="T34_14"><text:s/></text:span><text:span text:style-name="T34_15">as</text:span><text:span text:style-name="T34_16"><text:s/></text:span><text:span text:style-name="T34_17">the</text:span><text:span text:style-name="T34_18"><text:s/></text:span><text:span text:style-name="T34_19">successes</text:span><text:span text:style-name="T34_20"><text:s/></text:span><text:span text:style-name="T34_21">of</text:span><text:span text:style-name="T34_22"><text:s/></text:span><text:span text:style-name="T34_23">the</text:span><text:span text:style-name="T34_24"><text:s/></text:span><text:span text:style-name="T34_25">group</text:span><text:span text:style-name="T34_26"><text:s/></text:span><text:span text:style-name="T34_27">in</text:span><text:span text:style-name="T34_28"><text:s/></text:span><text:span text:style-name="T34_29">project</text:span><text:span text:style-name="T34_30"><text:s/></text:span><text:span text:style-name="T34_31">planning</text:span><text:span text:style-name="T34_32"><text:s/></text:span><text:span text:style-name="T34_33">and</text:span><text:span text:style-name="T34_34"><text:s/></text:span><text:span text:style-name="T34_35">execution</text:span><text:span text:style-name="T34_36">.</text:span></text:p>
        </text:list-item>
      </text:list>
      <text:p text:style-name="P35"/>
      <text:list text:style-name="LS6" xml:id="list22">
        <text:list-item>
          <text:p text:style-name="P36"><text:span text:style-name="T36_1">When</text:span><text:span text:style-name="T36_2"><text:s/></text:span><text:span text:style-name="T36_3">working</text:span><text:span text:style-name="T36_4"><text:s/></text:span><text:span text:style-name="T36_5">together</text:span><text:span text:style-name="T36_6"><text:s/></text:span><text:span text:style-name="T36_7">we</text:span><text:span text:style-name="T36_8"><text:s/></text:span><text:span text:style-name="T36_9">completed</text:span><text:span text:style-name="T36_10"><text:s/></text:span><text:span text:style-name="T36_11">our</text:span><text:span text:style-name="T36_12"><text:s/></text:span><text:span text:style-name="T36_13">goals</text:span><text:span text:style-name="T36_14"><text:s/></text:span><text:span text:style-name="T36_15">quickly</text:span><text:span text:style-name="T36_16">.</text:span></text:p>
        </text:list-item>
        <text:list-item>
          <text:p text:style-name="P37"><text:span text:style-name="T37_1">Group</text:span><text:span text:style-name="T37_2"><text:s/></text:span><text:span text:style-name="T37_3">dynamic</text:span><text:span text:style-name="T37_4"><text:s/></text:span><text:span text:style-name="T37_5">was</text:span><text:span text:style-name="T37_6"><text:s/></text:span><text:span text:style-name="T37_7">friendly</text:span><text:span text:style-name="T37_8"><text:s/></text:span><text:span text:style-name="T37_9">and</text:span><text:span text:style-name="T37_10"><text:s/></text:span><text:span text:style-name="T37_11">un</text:span><text:span text:style-name="T37_12">-</text:span><text:span text:style-name="T37_13">stressful</text:span><text:span text:style-name="T37_14">.</text:span></text:p>
        </text:list-item>
        <text:list-item>
          <text:p text:style-name="P38"><text:span text:style-name="T38_1">Given</text:span><text:span text:style-name="T38_2"><text:s/></text:span><text:span text:style-name="T38_3">what</text:span><text:span text:style-name="T38_4"><text:s/></text:span><text:span text:style-name="T38_5">we</text:span><text:span text:style-name="T38_6"><text:s/></text:span><text:span text:style-name="T38_7">knew</text:span><text:span text:style-name="T38_8">,<text:s/></text:span><text:span text:style-name="T38_9">we</text:span><text:span text:style-name="T38_10"><text:s/></text:span><text:span text:style-name="T38_11">learnt</text:span><text:span text:style-name="T38_12"><text:s/></text:span><text:span text:style-name="T38_13">what</text:span><text:span text:style-name="T38_14"><text:s/></text:span><text:span text:style-name="T38_15">we</text:span><text:span text:style-name="T38_16"><text:s/></text:span><text:span text:style-name="T38_17">needed</text:span><text:span text:style-name="T38_18"><text:s/></text:span><text:span text:style-name="T38_19">to</text:span><text:span text:style-name="T38_20"><text:s/></text:span><text:span text:style-name="T38_21">know</text:span><text:span text:style-name="T38_22"><text:s/></text:span><text:span text:style-name="T38_23">to</text:span><text:span text:style-name="T38_24"><text:s/></text:span><text:span text:style-name="T38_25">complete</text:span><text:span text:style-name="T38_26"><text:s/></text:span><text:span text:style-name="T38_27">our</text:span><text:span text:style-name="T38_28"><text:s/></text:span><text:span text:style-name="T38_29">coursework</text:span><text:span text:style-name="T38_30"><text:s/></text:span><text:span text:style-name="T38_31">quickly</text:span><text:span text:style-name="T38_32"><text:s/></text:span><text:span text:style-name="T38_33">and</text:span><text:span text:style-name="T38_34"><text:s/></text:span><text:span text:style-name="T38_35">to</text:span><text:span text:style-name="T38_36"><text:s/></text:span><text:span text:style-name="T38_37">an</text:span><text:span text:style-name="T38_38"><text:s/></text:span><text:span text:style-name="T38_39">excellent</text:span><text:span text:style-name="T38_40"><text:s/></text:span><text:span text:style-name="T38_41">standard</text:span><text:span text:style-name="T38_42">.</text:span></text:p>
        </text:list-item>
        <text:list-item>
          <text:p text:style-name="P39"><text:span text:style-name="T39_1">Given</text:span><text:span text:style-name="T39_2"><text:s/></text:span><text:span text:style-name="T39_3">our</text:span><text:span text:style-name="T39_4"><text:s/></text:span><text:span text:style-name="T39_5">initial</text:span><text:span text:style-name="T39_6"><text:s/></text:span><text:span text:style-name="T39_7">comprehensive</text:span><text:span text:style-name="T39_8"><text:s/></text:span><text:span text:style-name="T39_9">testing</text:span><text:span text:style-name="T39_10"><text:s/></text:span><text:span text:style-name="T39_11">we</text:span><text:span text:style-name="T39_12"><text:s/></text:span><text:span text:style-name="T39_13">still</text:span><text:span text:style-name="T39_14"><text:s/></text:span><text:span text:style-name="T39_15">managed</text:span><text:span text:style-name="T39_16"><text:s/></text:span><text:span text:style-name="T39_17">to</text:span><text:span text:style-name="T39_18"><text:s/></text:span><text:span text:style-name="T39_19">find</text:span><text:span text:style-name="T39_20"><text:s/></text:span><text:span text:style-name="T39_21">other</text:span><text:span text:style-name="T39_22"><text:s/></text:span><text:span text:style-name="T39_23">non</text:span><text:span text:style-name="T39_24">-</text:span><text:span text:style-name="T39_25">conventional</text:span><text:span text:style-name="T39_26"><text:s/></text:span><text:span text:style-name="T39_27">ways</text:span><text:span text:style-name="T39_28"><text:s/></text:span><text:span text:style-name="T39_29">to</text:span><text:span text:style-name="T39_30"><text:s/></text:span><text:span text:style-name="T39_31">reinforce</text:span><text:span text:style-name="T39_32"><text:s/></text:span><text:span text:style-name="T39_33">our</text:span><text:span text:style-name="T39_34"><text:s/></text:span><text:span text:style-name="T39_35">overall</text:span><text:span text:style-name="T39_36"><text:s/></text:span><text:span text:style-name="T39_37">test</text:span><text:span text:style-name="T39_38"><text:s/></text:span><text:span text:style-name="T39_39">coverage</text:span><text:span text:style-name="T39_40"><text:s/></text:span><text:span text:style-name="T39_41">of</text:span><text:span text:style-name="T39_42"><text:s/></text:span><text:span text:style-name="T39_43">the</text:span><text:span text:style-name="T39_44"><text:s/></text:span><text:span text:style-name="T39_45">system</text:span><text:span text:style-name="T39_46">.</text:span></text:p>
        </text:list-item>
        <text:list-item>
          <text:p text:style-name="P40"><text:span text:style-name="T40_1">Forgiving</text:span><text:span text:style-name="T40_2"><text:s/></text:span><text:span text:style-name="T40_3">our</text:span><text:span text:style-name="T40_4"><text:s/></text:span><text:span text:style-name="T40_5">late</text:span><text:span text:style-name="T40_6"><text:s/></text:span><text:span text:style-name="T40_7">start</text:span><text:span text:style-name="T40_8"><text:s/></text:span><text:span text:style-name="T40_9">we</text:span><text:span text:style-name="T40_10"><text:s/></text:span><text:span text:style-name="T40_11">generally</text:span><text:span text:style-name="T40_12"><text:s/></text:span><text:span text:style-name="T40_13">kept</text:span><text:span text:style-name="T40_14"><text:s/></text:span><text:span text:style-name="T40_15">to</text:span><text:span text:style-name="T40_16"><text:s/></text:span><text:span text:style-name="T40_17">our</text:span><text:span text:style-name="T40_18"><text:s/></text:span><text:span text:style-name="T40_19">original</text:span><text:span text:style-name="T40_20"><text:s/></text:span><text:span text:style-name="T40_21">plan</text:span><text:span text:style-name="T40_22"><text:s/></text:span><text:span text:style-name="T40_23">for</text:span><text:span text:style-name="T40_24"><text:s/></text:span><text:span text:style-name="T40_25">the</text:span><text:span text:style-name="T40_26"><text:s/></text:span><text:span text:style-name="T40_27">tasks</text:span><text:span text:style-name="T40_28">.</text:span></text:p>
        </text:list-item>
      </text:list>
      <text:p text:style-name="P41"/>
      <text:p text:style-name="P42"/>
      <text:list text:style-name="LS5" xml:id="list27" text:continue-list="list21">
        <text:list-item>
          <text:p text:style-name="P43"><text:span text:style-name="T43_1">A</text:span><text:span text:style-name="T43_2"><text:s/></text:span><text:span text:style-name="T43_3">short</text:span><text:span text:style-name="T43_4"><text:s/></text:span><text:span text:style-name="T43_5">list</text:span><text:span text:style-name="T43_6"><text:s/></text:span><text:span text:style-name="T43_7">of</text:span><text:span text:style-name="T43_8"><text:s/></text:span><text:span text:style-name="T43_9">three</text:span><text:span text:style-name="T43_10"><text:s/></text:span><text:span text:style-name="T43_11">or</text:span><text:span text:style-name="T43_12"><text:s/></text:span><text:span text:style-name="T43_13">four</text:span><text:span text:style-name="T43_14"><text:s/></text:span><text:span text:style-name="T43_15">areas</text:span><text:span text:style-name="T43_16"><text:s/></text:span><text:span text:style-name="T43_17">you</text:span><text:span text:style-name="T43_18"><text:s/></text:span><text:span text:style-name="T43_19">see</text:span><text:span text:style-name="T43_20"><text:s/></text:span><text:span text:style-name="T43_21">room</text:span><text:span text:style-name="T43_22"><text:s/></text:span><text:span text:style-name="T43_23">for</text:span><text:span text:style-name="T43_24"><text:s/></text:span><text:span text:style-name="T43_25">improvement</text:span><text:span text:style-name="T43_26"><text:s/></text:span><text:span text:style-name="T43_27">and</text:span><text:span text:style-name="T43_28"><text:s/></text:span><text:span text:style-name="T43_29">suggestions</text:span><text:span text:style-name="T43_30"><text:s/></text:span><text:span text:style-name="T43_31">of</text:span><text:span text:style-name="T43_32"><text:s/></text:span><text:span text:style-name="T43_33">how</text:span><text:span text:style-name="T43_34"><text:s/></text:span><text:span text:style-name="T43_35">you</text:span><text:span text:style-name="T43_36"><text:s/></text:span><text:span text:style-name="T43_37">might</text:span><text:span text:style-name="T43_38"><text:s/></text:span><text:span text:style-name="T43_39">improve</text:span><text:span text:style-name="T43_40"><text:s/></text:span><text:span text:style-name="T43_41">in</text:span><text:span text:style-name="T43_42"><text:s/></text:span><text:span text:style-name="T43_43">these</text:span><text:span text:style-name="T43_44"><text:s/></text:span><text:span text:style-name="T43_45">areas</text:span><text:span text:style-name="T43_46">.</text:span></text:p>
        </text:list-item>
      </text:list>
      <text:p text:style-name="P44"/>
      <text:list text:style-name="LS7" xml:id="list28">
        <text:list-item>
          <text:p text:style-name="P45"><text:span text:style-name="T45_1">Starting</text:span><text:span text:style-name="T45_2"><text:s/></text:span><text:span text:style-name="T45_3">earlier</text:span><text:span text:style-name="T45_4">.</text:span></text:p>
        </text:list-item>
        <text:list-item>
          <text:p text:style-name="P46"><text:span text:style-name="T46_1">Attending</text:span><text:span text:style-name="T46_2"><text:s/></text:span><text:span text:style-name="T46_3">lectures</text:span><text:span text:style-name="T46_4">.</text:span></text:p>
        </text:list-item>
        <text:list-item>
          <text:p text:style-name="P47"><text:span text:style-name="T47_1">Reading</text:span><text:span text:style-name="T47_2"><text:s/></text:span><text:span text:style-name="T47_3">lecture</text:span><text:span text:style-name="T47_4"><text:s/></text:span><text:span text:style-name="T47_5">slides</text:span><text:span text:style-name="T47_6"><text:s/></text:span><text:span text:style-name="T47_7">before</text:span><text:span text:style-name="T47_8"><text:s/></text:span><text:span text:style-name="T47_9">undertaking</text:span><text:span text:style-name="T47_10"><text:s/></text:span><text:span text:style-name="T47_11">a</text:span><text:span text:style-name="T47_12"><text:s/></text:span><text:span text:style-name="T47_13">task</text:span><text:span text:style-name="T47_14">.</text:span></text:p>
        </text:list-item>
        <text:list-item>
          <text:p text:style-name="P48"><text:span text:style-name="T48_1">Doing</text:span><text:span text:style-name="T48_2"><text:s/></text:span><text:span text:style-name="T48_3">and</text:span><text:span text:style-name="T48_4"><text:s/></text:span><text:span text:style-name="T48_5">arranging</text:span><text:span text:style-name="T48_6"><text:s/></text:span><text:span text:style-name="T48_7">tutorials</text:span><text:span text:style-name="T48_8"><text:s/></text:span><text:span text:style-name="T48_9">before</text:span><text:span text:style-name="T48_10"><text:s/></text:span><text:span text:style-name="T48_11">undertaking</text:span><text:span text:style-name="T48_12"><text:s/></text:span><text:span text:style-name="T48_13">tasks</text:span><text:span text:style-name="T48_14">.</text:span></text:p>
        </text:list-item>
      </text:list>
      <text:p text:style-name="P49"/>
      <text:p text:style-name="P50"><text:span text:style-name="T50_1">Scott</text:span><text:span text:style-name="T50_2"><text:s/></text:span><text:span text:style-name="T50_3">added</text:span><text:span text:style-name="T50_4"><text:s/></text:span><text:span text:style-name="T50_5">scaffolding</text:span><text:span text:style-name="T50_6"><text:s/></text:span><text:span text:style-name="T50_7">for</text:span><text:span text:style-name="T50_8"><text:s/></text:span><text:span text:style-name="T50_9">cursor</text:span><text:span text:style-name="T50_10"><text:s/></text:span><text:span text:style-name="T50_11">method</text:span><text:span text:style-name="T50_12">!!!!!!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art-value="2" text:style-name="List3Level0" style:num-suffix=".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art-value="3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</office:automatic-styles>
  <office:master-styles>
    <style:master-page style:name="Standard" style:page-layout-name="pm1">
      <style:header>
        <text:p text:style-name="P1"><text:span text:style-name="T1_1">s</text:span><text:span text:style-name="T1_2">0914007<text:s/>-<text:s/></text:span><text:span text:style-name="T1_3">Jibran</text:span><text:span text:style-name="T1_4"><text:s/></text:span><text:span text:style-name="T1_5">Kha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